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08CED79CC883B8ACC24.png" manifest:media-type="image/png"/>
  <manifest:file-entry manifest:full-path="Pictures/10000201000003E8000000F2004D74D9EECC0C11.png" manifest:media-type="image/png"/>
  <manifest:file-entry manifest:full-path="Pictures/100002010000034D0000014FA82C0820754AB545.png" manifest:media-type="image/png"/>
  <manifest:file-entry manifest:full-path="Pictures/10000201000004BC0000013D5745AA9D45A78839.png" manifest:media-type="image/png"/>
  <manifest:file-entry manifest:full-path="Pictures/100002010000032600000139678F9AF7E3C37AC5.png" manifest:media-type="image/png"/>
  <manifest:file-entry manifest:full-path="Pictures/1000020100000530000001C49FB3B81D7053E953.png" manifest:media-type="image/png"/>
  <manifest:file-entry manifest:full-path="Pictures/10000201000004BF0000020E7FF342AC9BE0D9E1.png" manifest:media-type="image/png"/>
  <manifest:file-entry manifest:full-path="Pictures/10000201000001E1000000A6176CA4D383A18496.png" manifest:media-type="image/png"/>
  <manifest:file-entry manifest:full-path="Pictures/100000000000040E000002004B6DDAE0DF92AA2D.png" manifest:media-type="image/png"/>
  <manifest:file-entry manifest:full-path="Pictures/100002010000024C000000712253C02E8DF18E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109e863"/>
    </style:style>
    <style:style style:name="P3" style:family="paragraph" style:parent-style-name="Standard">
      <style:text-properties fo:color="#000000" officeooo:rsid="001447a3" officeooo:paragraph-rsid="02364452"/>
    </style:style>
    <style:style style:name="P4" style:family="paragraph" style:parent-style-name="Standard">
      <style:text-properties fo:color="#000000" officeooo:rsid="001447a3" officeooo:paragraph-rsid="028bd404"/>
    </style:style>
    <style:style style:name="P5" style:family="paragraph" style:parent-style-name="Standard">
      <style:text-properties fo:color="#000000" officeooo:rsid="001447a3" officeooo:paragraph-rsid="0352ac12"/>
    </style:style>
    <style:style style:name="P6" style:family="paragraph" style:parent-style-name="Standard">
      <style:text-properties fo:color="#000000" officeooo:rsid="001447a3" officeooo:paragraph-rsid="038b226f"/>
    </style:style>
    <style:style style:name="P7" style:family="paragraph" style:parent-style-name="Standard">
      <style:text-properties fo:color="#000000" officeooo:rsid="001447a3" officeooo:paragraph-rsid="03a1b51d"/>
    </style:style>
    <style:style style:name="P8" style:family="paragraph" style:parent-style-name="Standard">
      <style:text-properties fo:color="#000000" officeooo:rsid="001447a3" officeooo:paragraph-rsid="03b81439"/>
    </style:style>
    <style:style style:name="P9" style:family="paragraph" style:parent-style-name="Standard">
      <style:text-properties fo:color="#000000" officeooo:rsid="001447a3" officeooo:paragraph-rsid="049c75d3"/>
    </style:style>
    <style:style style:name="P10" style:family="paragraph" style:parent-style-name="Standard">
      <style:text-properties fo:color="#000000" officeooo:rsid="001447a3" officeooo:paragraph-rsid="04b895de"/>
    </style:style>
    <style:style style:name="P11" style:family="paragraph" style:parent-style-name="Standard">
      <style:text-properties fo:color="#000000" officeooo:rsid="001447a3" officeooo:paragraph-rsid="04bd5c46"/>
    </style:style>
    <style:style style:name="P12" style:family="paragraph" style:parent-style-name="Standard">
      <style:text-properties fo:color="#000000" officeooo:rsid="001447a3" officeooo:paragraph-rsid="04d46832"/>
    </style:style>
    <style:style style:name="P13" style:family="paragraph" style:parent-style-name="Standard">
      <style:text-properties fo:color="#000000" officeooo:rsid="001447a3" officeooo:paragraph-rsid="04df752e"/>
    </style:style>
    <style:style style:name="P14" style:family="paragraph" style:parent-style-name="Standard">
      <style:text-properties fo:color="#000000" officeooo:paragraph-rsid="008e4039"/>
    </style:style>
    <style:style style:name="P15" style:family="paragraph" style:parent-style-name="Standard">
      <style:text-properties fo:color="#000000" officeooo:rsid="01261e16" officeooo:paragraph-rsid="05003347" style:font-size-asian="9pt" loext:padding="0cm" loext:border="none"/>
    </style:style>
    <style:style style:name="P16" style:family="paragraph" style:parent-style-name="Standard">
      <style:text-properties fo:color="#800000" officeooo:rsid="001447a3" officeooo:paragraph-rsid="0391ccc1"/>
    </style:style>
    <style:style style:name="P17" style:family="paragraph" style:parent-style-name="Standard">
      <style:text-properties fo:color="#800000" officeooo:rsid="001447a3" officeooo:paragraph-rsid="040df76c"/>
    </style:style>
    <style:style style:name="P18" style:family="paragraph" style:parent-style-name="Standard">
      <style:text-properties fo:color="#800000" officeooo:rsid="001447a3" officeooo:paragraph-rsid="03bdc447"/>
    </style:style>
    <style:style style:name="P19" style:family="paragraph" style:parent-style-name="Standard">
      <style:text-properties fo:color="#800000" officeooo:rsid="001447a3" officeooo:paragraph-rsid="04921db0"/>
    </style:style>
    <style:style style:name="P20" style:family="paragraph" style:parent-style-name="Standard">
      <style:text-properties fo:color="#800000" officeooo:rsid="001447a3" officeooo:paragraph-rsid="04a14a9a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4c162d2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4cc0652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4e30cc9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50f4697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5101d67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5131dd3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518cd98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51988aa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51b67b1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51d235e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51fecaf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5239a60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4ca1a0b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5285568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50e935e" officeooo:paragraph-rsid="03f6ad6d" style:font-name-asian="arial" style:font-size-asian="9pt" style:font-style-asian="normal" style:font-weight-asian="normal" loext:padding="0cm" loext:border="none"/>
    </style:style>
    <style:style style:name="P53" style:family="paragraph" style:parent-style-name="Preformatted_20_Text">
      <style:text-properties fo:font-variant="normal" fo:text-transform="none" fo:color="#000000" fo:letter-spacing="normal" officeooo:rsid="050e935e" officeooo:paragraph-rsid="05101d67" style:font-name-asian="arial" style:font-size-asian="9pt" style:font-style-asian="normal" style:font-weight-asian="normal" loext:padding="0cm" loext:border="none"/>
    </style:style>
    <style:style style:name="P54" style:family="paragraph" style:parent-style-name="Preformatted_20_Text">
      <style:text-properties fo:font-variant="normal" fo:text-transform="none" fo:color="#000000" fo:letter-spacing="normal" officeooo:rsid="050e935e" officeooo:paragraph-rsid="051fecaf" style:font-name-asian="arial" style:font-size-asian="9pt" style:font-style-asian="normal" style:font-weight-asian="normal" loext:padding="0cm" loext:border="none"/>
    </style:style>
    <style:style style:name="P55" style:family="paragraph" style:parent-style-name="Preformatted_20_Text">
      <style:text-properties fo:font-variant="normal" fo:text-transform="none" fo:color="#000000" fo:letter-spacing="normal" officeooo:rsid="050f4697" officeooo:paragraph-rsid="05239a60" style:font-name-asian="arial" style:font-size-asian="9pt" style:font-style-asian="normal" style:font-weight-asian="normal" loext:padding="0cm" loext:border="none"/>
    </style:style>
    <style:style style:name="P56" style:family="paragraph" style:parent-style-name="Preformatted_20_Text">
      <style:text-properties fo:font-variant="normal" fo:text-transform="none" fo:color="#000000" fo:letter-spacing="normal" officeooo:rsid="050f4697" officeooo:paragraph-rsid="051c36f6" style:font-name-asian="arial" style:font-size-asian="9pt" style:font-style-asian="normal" style:font-weight-asian="normal" loext:padding="0cm" loext:border="none"/>
    </style:style>
    <style:style style:name="P57" style:family="paragraph" style:parent-style-name="Preformatted_20_Text">
      <style:text-properties fo:font-variant="normal" fo:text-transform="none" fo:color="#0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58" style:family="paragraph" style:parent-style-name="Preformatted_20_Text">
      <style:text-properties fo:font-variant="normal" fo:text-transform="none" fo:color="#000000" fo:letter-spacing="normal" officeooo:rsid="04ea8eb5" officeooo:paragraph-rsid="04ec1bf8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000000" fo:letter-spacing="normal" officeooo:rsid="04ea8eb5" officeooo:paragraph-rsid="04ece913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000000" fo:letter-spacing="normal" officeooo:rsid="04ea8eb5" officeooo:paragraph-rsid="04f96a04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64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65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66" style:family="paragraph" style:parent-style-name="Preformatted_20_Text">
      <style:text-properties fo:font-variant="normal" fo:text-transform="none" fo:color="#000000" fo:font-size="11pt" fo:letter-spacing="normal" officeooo:rsid="001447a3" officeooo:paragraph-rsid="04a7984e" fo:background-color="#ffff00" style:font-name-asian="arial" style:font-size-asian="11pt" style:font-style-asian="normal" style:font-weight-asian="normal" style:font-size-complex="11pt"/>
    </style:style>
    <style:style style:name="P67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68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69" style:family="paragraph" style:parent-style-name="Preformatted_20_Text">
      <style:text-properties fo:font-variant="normal" fo:text-transform="none" fo:color="#800000" fo:letter-spacing="normal" officeooo:rsid="001447a3" officeooo:paragraph-rsid="04f81b47" style:font-name-asian="arial" style:font-size-asian="9pt" style:font-style-asian="normal" style:font-weight-asian="normal" loext:padding="0cm" loext:border="none"/>
    </style:style>
    <style:style style:name="P70" style:family="paragraph" style:parent-style-name="Preformatted_20_Text">
      <style:text-properties fo:font-variant="normal" fo:text-transform="none" fo:color="#800000" fo:letter-spacing="normal" officeooo:rsid="001447a3" officeooo:paragraph-rsid="04e42b12" style:font-name-asian="arial" style:font-size-asian="9pt" style:font-style-asian="normal" style:font-weight-asian="normal" loext:padding="0cm" loext:border="none"/>
    </style:style>
    <style:style style:name="P71" style:family="paragraph" style:parent-style-name="Preformatted_20_Text">
      <style:text-properties fo:font-variant="normal" fo:text-transform="none" fo:color="#800000" fo:letter-spacing="normal" officeooo:rsid="001447a3" officeooo:paragraph-rsid="04ece913" style:font-name-asian="arial" style:font-size-asian="9pt" style:font-style-asian="normal" style:font-weight-asian="normal" loext:padding="0cm" loext:border="none"/>
    </style:style>
    <style:style style:name="P72" style:family="paragraph" style:parent-style-name="Preformatted_20_Text">
      <style:text-properties fo:font-variant="normal" fo:text-transform="none" fo:color="#800000" fo:letter-spacing="normal" officeooo:rsid="001447a3" officeooo:paragraph-rsid="04ee9aba" style:font-name-asian="arial" style:font-size-asian="9pt" style:font-style-asian="normal" style:font-weight-asian="normal" loext:padding="0cm" loext:border="none"/>
    </style:style>
    <style:style style:name="P73" style:family="paragraph" style:parent-style-name="Preformatted_20_Text">
      <style:text-properties fo:font-variant="normal" fo:text-transform="none" fo:color="#800000" fo:letter-spacing="normal" officeooo:rsid="001447a3" officeooo:paragraph-rsid="04f96a04" style:font-name-asian="arial" style:font-size-asian="9pt" style:font-style-asian="normal" style:font-weight-asian="normal" loext:padding="0cm" loext:border="none"/>
    </style:style>
    <style:style style:name="P74" style:family="paragraph" style:parent-style-name="Preformatted_20_Text">
      <style:text-properties fo:font-variant="normal" fo:text-transform="none" fo:color="#800000" fo:letter-spacing="normal" officeooo:rsid="001447a3" officeooo:paragraph-rsid="05003347" style:font-name-asian="arial" style:font-size-asian="9pt" style:font-style-asian="normal" style:font-weight-asian="normal" loext:padding="0cm" loext:border="none"/>
    </style:style>
    <style:style style:name="P75" style:family="paragraph" style:parent-style-name="Preformatted_20_Text">
      <style:text-properties fo:font-variant="normal" fo:text-transform="none" fo:color="#800000" fo:letter-spacing="normal" officeooo:rsid="001447a3" officeooo:paragraph-rsid="02364452" style:font-name-asian="arial" style:font-size-asian="9pt" style:font-style-asian="normal" style:font-weight-asian="normal"/>
    </style:style>
    <style:style style:name="P76" style:family="paragraph" style:parent-style-name="Preformatted_20_Text">
      <style:text-properties fo:font-variant="normal" fo:text-transform="none" fo:color="#800000" fo:letter-spacing="normal" officeooo:rsid="050f4697" officeooo:paragraph-rsid="050f4697" style:font-name-asian="arial" style:font-size-asian="9pt" style:font-style-asian="normal" style:font-weight-asian="normal" loext:padding="0cm" loext:border="none"/>
    </style:style>
    <style:style style:name="P77" style:family="paragraph" style:parent-style-name="Preformatted_20_Text">
      <style:text-properties fo:font-variant="normal" fo:text-transform="none" fo:color="#800000" fo:letter-spacing="normal" officeooo:rsid="050f4697" officeooo:paragraph-rsid="05101d67" style:font-name-asian="arial" style:font-size-asian="9pt" style:font-style-asian="normal" style:font-weight-asian="normal" loext:padding="0cm" loext:border="none"/>
    </style:style>
    <style:style style:name="P78" style:family="paragraph" style:parent-style-name="Preformatted_20_Text">
      <style:text-properties fo:font-variant="normal" fo:text-transform="none" fo:color="#800000" fo:letter-spacing="normal" officeooo:rsid="04f0362f" officeooo:paragraph-rsid="05003347" style:font-name-asian="arial" style:font-size-asian="9pt" style:font-style-asian="normal" style:font-weight-asian="normal" loext:padding="0cm" loext:border="none"/>
    </style:style>
    <style:style style:name="P79" style:family="paragraph" style:parent-style-name="Preformatted_20_Text">
      <style:text-properties fo:color="#000000" officeooo:rsid="001447a3" officeooo:paragraph-rsid="00155c34"/>
    </style:style>
    <style:style style:name="P80" style:family="paragraph" style:parent-style-name="Preformatted_20_Text">
      <style:text-properties fo:color="#000000" officeooo:rsid="001447a3" officeooo:paragraph-rsid="017bf162"/>
    </style:style>
    <style:style style:name="P81" style:family="paragraph" style:parent-style-name="Preformatted_20_Text">
      <style:text-properties fo:color="#000000" officeooo:rsid="001447a3" officeooo:paragraph-rsid="00278f20"/>
    </style:style>
    <style:style style:name="P82" style:family="paragraph" style:parent-style-name="Preformatted_20_Text">
      <style:text-properties fo:color="#000000" officeooo:rsid="001447a3" officeooo:paragraph-rsid="018422ac"/>
    </style:style>
    <style:style style:name="P83" style:family="paragraph" style:parent-style-name="Preformatted_20_Text">
      <style:text-properties fo:color="#000000" officeooo:rsid="001447a3" officeooo:paragraph-rsid="01835de1"/>
    </style:style>
    <style:style style:name="P84" style:family="paragraph" style:parent-style-name="Preformatted_20_Text">
      <style:text-properties fo:color="#000000" officeooo:rsid="001447a3" officeooo:paragraph-rsid="01a456fa"/>
    </style:style>
    <style:style style:name="P85" style:family="paragraph" style:parent-style-name="Preformatted_20_Text">
      <style:text-properties fo:color="#000000" officeooo:rsid="001447a3" officeooo:paragraph-rsid="01d43ebc"/>
    </style:style>
    <style:style style:name="P86" style:family="paragraph" style:parent-style-name="Preformatted_20_Text">
      <style:text-properties fo:color="#000000" officeooo:rsid="001447a3" officeooo:paragraph-rsid="00423e0f"/>
    </style:style>
    <style:style style:name="P87" style:family="paragraph" style:parent-style-name="Preformatted_20_Text">
      <style:text-properties fo:color="#000000" officeooo:rsid="001447a3" officeooo:paragraph-rsid="00549b3a"/>
    </style:style>
    <style:style style:name="P88" style:family="paragraph" style:parent-style-name="Preformatted_20_Text">
      <style:text-properties fo:color="#000000" officeooo:rsid="001447a3" officeooo:paragraph-rsid="00566f22"/>
    </style:style>
    <style:style style:name="P89" style:family="paragraph" style:parent-style-name="Preformatted_20_Text">
      <style:text-properties fo:color="#000000" officeooo:rsid="001447a3" officeooo:paragraph-rsid="0058842e"/>
    </style:style>
    <style:style style:name="P90" style:family="paragraph" style:parent-style-name="Preformatted_20_Text">
      <style:text-properties fo:color="#000000" officeooo:rsid="001447a3" officeooo:paragraph-rsid="01e9eaad"/>
    </style:style>
    <style:style style:name="P91" style:family="paragraph" style:parent-style-name="Preformatted_20_Text">
      <style:text-properties fo:color="#000000" officeooo:rsid="001447a3" officeooo:paragraph-rsid="00ab972d"/>
    </style:style>
    <style:style style:name="P92" style:family="paragraph" style:parent-style-name="Preformatted_20_Text">
      <style:text-properties fo:color="#000000" officeooo:rsid="001447a3" officeooo:paragraph-rsid="00ecd92a"/>
    </style:style>
    <style:style style:name="P93" style:family="paragraph" style:parent-style-name="Preformatted_20_Text">
      <style:text-properties fo:color="#000000" officeooo:rsid="001447a3" officeooo:paragraph-rsid="02364452"/>
    </style:style>
    <style:style style:name="P94" style:family="paragraph" style:parent-style-name="Preformatted_20_Text">
      <style:text-properties fo:color="#000000" officeooo:rsid="001447a3" officeooo:paragraph-rsid="0278cb95"/>
    </style:style>
    <style:style style:name="P95" style:family="paragraph" style:parent-style-name="Preformatted_20_Text">
      <style:text-properties fo:color="#000000" officeooo:rsid="001447a3" officeooo:paragraph-rsid="028765b4"/>
    </style:style>
    <style:style style:name="P96" style:family="paragraph" style:parent-style-name="Preformatted_20_Text">
      <style:text-properties fo:color="#000000" officeooo:rsid="001447a3" officeooo:paragraph-rsid="02a89ccb"/>
    </style:style>
    <style:style style:name="P97" style:family="paragraph" style:parent-style-name="Preformatted_20_Text">
      <style:text-properties fo:color="#000000" officeooo:rsid="001447a3" officeooo:paragraph-rsid="02a9aa58"/>
    </style:style>
    <style:style style:name="P98" style:family="paragraph" style:parent-style-name="Preformatted_20_Text">
      <style:text-properties fo:color="#000000" officeooo:rsid="001447a3" officeooo:paragraph-rsid="00ee13c4"/>
    </style:style>
    <style:style style:name="P99" style:family="paragraph" style:parent-style-name="Preformatted_20_Text">
      <style:text-properties fo:color="#000000" officeooo:rsid="001447a3" officeooo:paragraph-rsid="00f5b204"/>
    </style:style>
    <style:style style:name="P100" style:family="paragraph" style:parent-style-name="Preformatted_20_Text">
      <style:text-properties fo:color="#000000" officeooo:rsid="001447a3" officeooo:paragraph-rsid="0316fa2c"/>
    </style:style>
    <style:style style:name="P101" style:family="paragraph" style:parent-style-name="Preformatted_20_Text">
      <style:text-properties fo:color="#000000" officeooo:rsid="001447a3" officeooo:paragraph-rsid="032bf584"/>
    </style:style>
    <style:style style:name="P102" style:family="paragraph" style:parent-style-name="Preformatted_20_Text">
      <style:text-properties fo:color="#000000" officeooo:rsid="001447a3" officeooo:paragraph-rsid="032d62d6"/>
    </style:style>
    <style:style style:name="P103" style:family="paragraph" style:parent-style-name="Preformatted_20_Text">
      <style:text-properties fo:color="#000000" officeooo:rsid="001447a3" officeooo:paragraph-rsid="03328253"/>
    </style:style>
    <style:style style:name="P104" style:family="paragraph" style:parent-style-name="Preformatted_20_Text">
      <style:text-properties fo:color="#000000" officeooo:rsid="001447a3" officeooo:paragraph-rsid="0340f6dc"/>
    </style:style>
    <style:style style:name="P105" style:family="paragraph" style:parent-style-name="Preformatted_20_Text">
      <style:text-properties fo:color="#000000" officeooo:rsid="001447a3" officeooo:paragraph-rsid="034cca0c"/>
    </style:style>
    <style:style style:name="P106" style:family="paragraph" style:parent-style-name="Preformatted_20_Text">
      <style:text-properties fo:color="#000000" officeooo:rsid="001447a3" officeooo:paragraph-rsid="0353d333"/>
    </style:style>
    <style:style style:name="P107" style:family="paragraph" style:parent-style-name="Preformatted_20_Text">
      <style:text-properties fo:color="#000000" officeooo:rsid="001447a3" officeooo:paragraph-rsid="03554925"/>
    </style:style>
    <style:style style:name="P108" style:family="paragraph" style:parent-style-name="Preformatted_20_Text">
      <style:text-properties fo:color="#000000" officeooo:rsid="001447a3" officeooo:paragraph-rsid="03565ee5"/>
    </style:style>
    <style:style style:name="P109" style:family="paragraph" style:parent-style-name="Preformatted_20_Text">
      <style:text-properties fo:color="#000000" officeooo:rsid="001447a3" officeooo:paragraph-rsid="0357b2cc"/>
    </style:style>
    <style:style style:name="P110" style:family="paragraph" style:parent-style-name="Preformatted_20_Text">
      <style:text-properties fo:color="#000000" officeooo:rsid="001447a3" officeooo:paragraph-rsid="036c7f0f"/>
    </style:style>
    <style:style style:name="P111" style:family="paragraph" style:parent-style-name="Preformatted_20_Text">
      <style:text-properties fo:color="#000000" officeooo:rsid="001447a3" officeooo:paragraph-rsid="036f11c6"/>
    </style:style>
    <style:style style:name="P112" style:family="paragraph" style:parent-style-name="Preformatted_20_Text">
      <style:text-properties fo:color="#000000" officeooo:rsid="001447a3" officeooo:paragraph-rsid="0375d3a7"/>
    </style:style>
    <style:style style:name="P113" style:family="paragraph" style:parent-style-name="Preformatted_20_Text">
      <style:text-properties fo:color="#000000" officeooo:rsid="001447a3" officeooo:paragraph-rsid="038b226f"/>
    </style:style>
    <style:style style:name="P114" style:family="paragraph" style:parent-style-name="Preformatted_20_Text">
      <style:text-properties fo:color="#000000" officeooo:rsid="001447a3" officeooo:paragraph-rsid="039057ad"/>
    </style:style>
    <style:style style:name="P115" style:family="paragraph" style:parent-style-name="Preformatted_20_Text">
      <style:text-properties fo:color="#000000" officeooo:rsid="001447a3" officeooo:paragraph-rsid="008e4039"/>
    </style:style>
    <style:style style:name="P116" style:family="paragraph" style:parent-style-name="Preformatted_20_Text">
      <style:text-properties fo:color="#000000" officeooo:rsid="001447a3" officeooo:paragraph-rsid="0392df6a"/>
    </style:style>
    <style:style style:name="P117" style:family="paragraph" style:parent-style-name="Preformatted_20_Text">
      <style:text-properties fo:color="#000000" officeooo:rsid="001447a3" officeooo:paragraph-rsid="039faee1"/>
    </style:style>
    <style:style style:name="P118" style:family="paragraph" style:parent-style-name="Preformatted_20_Text">
      <style:text-properties fo:color="#000000" officeooo:rsid="001447a3" officeooo:paragraph-rsid="03a0711f"/>
    </style:style>
    <style:style style:name="P119" style:family="paragraph" style:parent-style-name="Preformatted_20_Text">
      <style:text-properties fo:color="#000000" officeooo:rsid="001447a3" officeooo:paragraph-rsid="03aaf1d3"/>
    </style:style>
    <style:style style:name="P120" style:family="paragraph" style:parent-style-name="Preformatted_20_Text">
      <style:text-properties fo:color="#000000" officeooo:rsid="001447a3" officeooo:paragraph-rsid="03ad9030"/>
    </style:style>
    <style:style style:name="P121" style:family="paragraph" style:parent-style-name="Preformatted_20_Text">
      <style:text-properties fo:color="#000000" officeooo:rsid="001447a3" officeooo:paragraph-rsid="03b81439"/>
    </style:style>
    <style:style style:name="P122" style:family="paragraph" style:parent-style-name="Preformatted_20_Text">
      <style:text-properties fo:color="#000000" officeooo:rsid="001447a3" officeooo:paragraph-rsid="03c04f15"/>
    </style:style>
    <style:style style:name="P123" style:family="paragraph" style:parent-style-name="Preformatted_20_Text">
      <style:text-properties fo:color="#000000" officeooo:rsid="001447a3" officeooo:paragraph-rsid="03cf31f2"/>
    </style:style>
    <style:style style:name="P124" style:family="paragraph" style:parent-style-name="Preformatted_20_Text">
      <style:text-properties fo:color="#000000" officeooo:rsid="001447a3" officeooo:paragraph-rsid="03d21be6"/>
    </style:style>
    <style:style style:name="P125" style:family="paragraph" style:parent-style-name="Preformatted_20_Text">
      <style:text-properties fo:color="#000000" officeooo:rsid="001447a3" officeooo:paragraph-rsid="03dc0628"/>
    </style:style>
    <style:style style:name="P126" style:family="paragraph" style:parent-style-name="Preformatted_20_Text">
      <style:text-properties fo:color="#000000" officeooo:rsid="001447a3" officeooo:paragraph-rsid="03f15d63"/>
    </style:style>
    <style:style style:name="P127" style:family="paragraph" style:parent-style-name="Preformatted_20_Text">
      <style:text-properties fo:color="#000000" officeooo:rsid="001447a3" officeooo:paragraph-rsid="03f9ba75"/>
    </style:style>
    <style:style style:name="P128" style:family="paragraph" style:parent-style-name="Preformatted_20_Text">
      <style:text-properties fo:color="#000000" officeooo:rsid="001447a3" officeooo:paragraph-rsid="04174292"/>
    </style:style>
    <style:style style:name="P129" style:family="paragraph" style:parent-style-name="Preformatted_20_Text">
      <style:text-properties fo:color="#000000" officeooo:rsid="001447a3" officeooo:paragraph-rsid="0419217f"/>
    </style:style>
    <style:style style:name="P130" style:family="paragraph" style:parent-style-name="Preformatted_20_Text">
      <style:text-properties fo:color="#000000" officeooo:rsid="001447a3" officeooo:paragraph-rsid="03948af0"/>
    </style:style>
    <style:style style:name="P131" style:family="paragraph" style:parent-style-name="Preformatted_20_Text">
      <style:text-properties fo:color="#000000" officeooo:rsid="001447a3" officeooo:paragraph-rsid="0454aaef"/>
    </style:style>
    <style:style style:name="P132" style:family="paragraph" style:parent-style-name="Preformatted_20_Text">
      <style:text-properties fo:color="#000000" officeooo:rsid="001447a3" officeooo:paragraph-rsid="04577faf"/>
    </style:style>
    <style:style style:name="P133" style:family="paragraph" style:parent-style-name="Preformatted_20_Text">
      <style:text-properties fo:color="#000000" officeooo:rsid="001447a3" officeooo:paragraph-rsid="045d5615"/>
    </style:style>
    <style:style style:name="P134" style:family="paragraph" style:parent-style-name="Preformatted_20_Text">
      <style:text-properties fo:color="#000000" officeooo:rsid="001447a3" officeooo:paragraph-rsid="045f286f"/>
    </style:style>
    <style:style style:name="P135" style:family="paragraph" style:parent-style-name="Preformatted_20_Text">
      <style:text-properties fo:color="#000000" officeooo:rsid="001447a3" officeooo:paragraph-rsid="0461a5f8"/>
    </style:style>
    <style:style style:name="P136" style:family="paragraph" style:parent-style-name="Preformatted_20_Text">
      <style:text-properties fo:color="#000000" officeooo:rsid="001447a3" officeooo:paragraph-rsid="0469361d"/>
    </style:style>
    <style:style style:name="P137" style:family="paragraph" style:parent-style-name="Preformatted_20_Text">
      <style:text-properties fo:color="#000000" officeooo:rsid="001447a3" officeooo:paragraph-rsid="046ba193"/>
    </style:style>
    <style:style style:name="P138" style:family="paragraph" style:parent-style-name="Preformatted_20_Text">
      <style:text-properties fo:color="#000000" officeooo:rsid="001447a3" officeooo:paragraph-rsid="046dbbd4"/>
    </style:style>
    <style:style style:name="P139" style:family="paragraph" style:parent-style-name="Preformatted_20_Text">
      <style:text-properties fo:color="#000000" officeooo:rsid="001447a3" officeooo:paragraph-rsid="04711f90"/>
    </style:style>
    <style:style style:name="P140" style:family="paragraph" style:parent-style-name="Preformatted_20_Text">
      <style:text-properties fo:color="#000000" officeooo:rsid="001447a3" officeooo:paragraph-rsid="0480fd8e"/>
    </style:style>
    <style:style style:name="P141" style:family="paragraph" style:parent-style-name="Preformatted_20_Text">
      <style:text-properties fo:color="#000000" officeooo:rsid="001447a3" officeooo:paragraph-rsid="048ad8e8"/>
    </style:style>
    <style:style style:name="P142" style:family="paragraph" style:parent-style-name="Preformatted_20_Text">
      <style:text-properties fo:color="#000000" officeooo:rsid="001447a3" officeooo:paragraph-rsid="049040ae"/>
    </style:style>
    <style:style style:name="P143" style:family="paragraph" style:parent-style-name="Preformatted_20_Text">
      <style:text-properties fo:color="#000000" officeooo:rsid="001447a3" officeooo:paragraph-rsid="0492a6fa"/>
    </style:style>
    <style:style style:name="P144" style:family="paragraph" style:parent-style-name="Preformatted_20_Text">
      <style:text-properties fo:color="#000000" officeooo:rsid="001447a3" officeooo:paragraph-rsid="04935f08"/>
    </style:style>
    <style:style style:name="P145" style:family="paragraph" style:parent-style-name="Preformatted_20_Text">
      <style:text-properties fo:color="#000000" officeooo:rsid="001447a3" officeooo:paragraph-rsid="0494ab46"/>
    </style:style>
    <style:style style:name="P146" style:family="paragraph" style:parent-style-name="Preformatted_20_Text">
      <style:text-properties fo:color="#000000" officeooo:rsid="001447a3" officeooo:paragraph-rsid="0495bf0f"/>
    </style:style>
    <style:style style:name="P147" style:family="paragraph" style:parent-style-name="Preformatted_20_Text">
      <style:text-properties fo:color="#000000" officeooo:rsid="001447a3" officeooo:paragraph-rsid="049c75d3"/>
    </style:style>
    <style:style style:name="P148" style:family="paragraph" style:parent-style-name="Preformatted_20_Text">
      <style:text-properties fo:color="#000000" officeooo:rsid="001447a3" officeooo:paragraph-rsid="049fced7"/>
    </style:style>
    <style:style style:name="P149" style:family="paragraph" style:parent-style-name="Preformatted_20_Text">
      <style:text-properties fo:color="#000000" officeooo:rsid="001447a3" officeooo:paragraph-rsid="04a7984e"/>
    </style:style>
    <style:style style:name="P150" style:family="paragraph" style:parent-style-name="Preformatted_20_Text">
      <style:text-properties fo:color="#000000" officeooo:rsid="001447a3" officeooo:paragraph-rsid="04b895de"/>
    </style:style>
    <style:style style:name="P151" style:family="paragraph" style:parent-style-name="Preformatted_20_Text">
      <style:text-properties fo:color="#000000" officeooo:rsid="001447a3" officeooo:paragraph-rsid="04b96d14"/>
    </style:style>
    <style:style style:name="P152" style:family="paragraph" style:parent-style-name="Preformatted_20_Text">
      <style:text-properties fo:color="#000000" officeooo:rsid="001447a3" officeooo:paragraph-rsid="04bd5c46"/>
    </style:style>
    <style:style style:name="P153" style:family="paragraph" style:parent-style-name="Preformatted_20_Text">
      <style:text-properties fo:color="#000000" officeooo:rsid="001447a3" officeooo:paragraph-rsid="04c1a748"/>
    </style:style>
    <style:style style:name="P154" style:family="paragraph" style:parent-style-name="Preformatted_20_Text">
      <style:text-properties fo:color="#000000" officeooo:rsid="001447a3" officeooo:paragraph-rsid="04d46832"/>
    </style:style>
    <style:style style:name="P155" style:family="paragraph" style:parent-style-name="Preformatted_20_Text">
      <style:text-properties fo:color="#000000" officeooo:rsid="001447a3" officeooo:paragraph-rsid="04df752e"/>
    </style:style>
    <style:style style:name="P156" style:family="paragraph" style:parent-style-name="Preformatted_20_Text">
      <style:text-properties fo:color="#000000" officeooo:rsid="001447a3" officeooo:paragraph-rsid="04e92aea"/>
    </style:style>
    <style:style style:name="P157" style:family="paragraph" style:parent-style-name="Preformatted_20_Text">
      <style:text-properties fo:color="#000000" officeooo:rsid="001447a3" officeooo:paragraph-rsid="04f96a04"/>
    </style:style>
    <style:style style:name="P158" style:family="paragraph" style:parent-style-name="Preformatted_20_Text">
      <style:text-properties fo:color="#000000" officeooo:rsid="001447a3" officeooo:paragraph-rsid="0508eee4"/>
    </style:style>
    <style:style style:name="P159" style:family="paragraph" style:parent-style-name="Preformatted_20_Text">
      <style:text-properties fo:color="#000000" officeooo:rsid="001447a3" officeooo:paragraph-rsid="050c0d8a"/>
    </style:style>
    <style:style style:name="P160" style:family="paragraph" style:parent-style-name="Preformatted_20_Text">
      <style:text-properties fo:color="#000000" officeooo:rsid="001447a3" officeooo:paragraph-rsid="052a5fa8"/>
    </style:style>
    <style:style style:name="P161" style:family="paragraph" style:parent-style-name="Preformatted_20_Text">
      <style:text-properties fo:color="#000000" officeooo:rsid="001447a3" officeooo:paragraph-rsid="052baf8a"/>
    </style:style>
    <style:style style:name="P162" style:family="paragraph" style:parent-style-name="Preformatted_20_Text">
      <style:text-properties fo:color="#000000" officeooo:rsid="001447a3" officeooo:paragraph-rsid="052ce0a3"/>
    </style:style>
    <style:style style:name="P163" style:family="paragraph" style:parent-style-name="Preformatted_20_Text">
      <style:text-properties fo:color="#000000" officeooo:rsid="001447a3" officeooo:paragraph-rsid="052e8940"/>
    </style:style>
    <style:style style:name="P164" style:family="paragraph" style:parent-style-name="Preformatted_20_Text">
      <style:text-properties fo:color="#000000" officeooo:rsid="001447a3" officeooo:paragraph-rsid="052fe544"/>
    </style:style>
    <style:style style:name="P165" style:family="paragraph" style:parent-style-name="Preformatted_20_Text">
      <style:text-properties fo:color="#000000" officeooo:rsid="001447a3" officeooo:paragraph-rsid="05300a28"/>
    </style:style>
    <style:style style:name="P166" style:family="paragraph" style:parent-style-name="Preformatted_20_Text">
      <style:text-properties fo:color="#000000" officeooo:paragraph-rsid="01591725"/>
    </style:style>
    <style:style style:name="P167" style:family="paragraph" style:parent-style-name="Preformatted_20_Text">
      <style:text-properties fo:color="#000000" officeooo:paragraph-rsid="00ab972d"/>
    </style:style>
    <style:style style:name="P16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69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70" style:family="paragraph" style:parent-style-name="Preformatted_20_Text">
      <style:text-properties fo:color="#000000" officeooo:rsid="01261e16" officeooo:paragraph-rsid="04cf212a" style:font-size-asian="9pt" loext:padding="0cm" loext:border="none"/>
    </style:style>
    <style:style style:name="P171" style:family="paragraph" style:parent-style-name="Preformatted_20_Text">
      <style:text-properties fo:color="#000000" officeooo:rsid="01261e16" officeooo:paragraph-rsid="04e92aea" style:font-size-asian="9pt" loext:padding="0cm" loext:border="none"/>
    </style:style>
    <style:style style:name="P172" style:family="paragraph" style:parent-style-name="Preformatted_20_Text">
      <style:text-properties fo:color="#000000" officeooo:rsid="01261e16" officeooo:paragraph-rsid="04ea8eb5" style:font-size-asian="9pt" loext:padding="0cm" loext:border="none"/>
    </style:style>
    <style:style style:name="P173" style:family="paragraph" style:parent-style-name="Preformatted_20_Text">
      <style:text-properties fo:color="#000000" officeooo:rsid="01261e16" officeooo:paragraph-rsid="04ec1bf8" style:font-size-asian="9pt" loext:padding="0cm" loext:border="none"/>
    </style:style>
    <style:style style:name="P174" style:family="paragraph" style:parent-style-name="Preformatted_20_Text">
      <style:text-properties fo:color="#000000" officeooo:rsid="01261e16" officeooo:paragraph-rsid="04ece913" style:font-size-asian="9pt" loext:padding="0cm" loext:border="none"/>
    </style:style>
    <style:style style:name="P175" style:family="paragraph" style:parent-style-name="Preformatted_20_Text">
      <style:text-properties fo:color="#000000" officeooo:rsid="01261e16" officeooo:paragraph-rsid="04ee9aba" style:font-size-asian="9pt" loext:padding="0cm" loext:border="none"/>
    </style:style>
    <style:style style:name="P176" style:family="paragraph" style:parent-style-name="Preformatted_20_Text">
      <style:text-properties fo:color="#000000" officeooo:rsid="01261e16" officeooo:paragraph-rsid="04f96a04" style:font-size-asian="9pt" loext:padding="0cm" loext:border="none"/>
    </style:style>
    <style:style style:name="P177" style:family="paragraph" style:parent-style-name="Preformatted_20_Text">
      <style:text-properties fo:color="#000000" officeooo:rsid="01261e16" officeooo:paragraph-rsid="04feb731" style:font-size-asian="9pt" loext:padding="0cm" loext:border="none"/>
    </style:style>
    <style:style style:name="P178" style:family="paragraph" style:parent-style-name="Preformatted_20_Text">
      <style:text-properties fo:color="#000000" officeooo:rsid="01261e16" officeooo:paragraph-rsid="04fed608" style:font-size-asian="9pt" loext:padding="0cm" loext:border="none"/>
    </style:style>
    <style:style style:name="P179" style:family="paragraph" style:parent-style-name="Preformatted_20_Text">
      <style:text-properties fo:color="#000000" officeooo:rsid="01261e16" officeooo:paragraph-rsid="05003347" style:font-size-asian="9pt" loext:padding="0cm" loext:border="none"/>
    </style:style>
    <style:style style:name="P180" style:family="paragraph" style:parent-style-name="Preformatted_20_Text">
      <style:text-properties fo:color="#000000" officeooo:rsid="01261e16" officeooo:paragraph-rsid="05494818" style:font-size-asian="9pt" loext:padding="0cm" loext:border="none"/>
    </style:style>
    <style:style style:name="P181" style:family="paragraph" style:parent-style-name="Preformatted_20_Text">
      <style:text-properties fo:color="#000000" officeooo:rsid="01261e16" officeooo:paragraph-rsid="05498a8c" style:font-size-asian="9pt" loext:padding="0cm" loext:border="none"/>
    </style:style>
    <style:style style:name="P182" style:family="paragraph" style:parent-style-name="Preformatted_20_Text">
      <style:text-properties fo:color="#000000" officeooo:rsid="01261e16" officeooo:paragraph-rsid="054a0151" style:font-size-asian="9pt" loext:padding="0cm" loext:border="none"/>
    </style:style>
    <style:style style:name="P183" style:family="paragraph" style:parent-style-name="Preformatted_20_Text">
      <style:text-properties fo:color="#000000" officeooo:rsid="01261e16" officeooo:paragraph-rsid="054ad7a8" style:font-size-asian="9pt" loext:padding="0cm" loext:border="none"/>
    </style:style>
    <style:style style:name="P184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85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86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87" style:family="paragraph" style:parent-style-name="Preformatted_20_Text">
      <style:text-properties fo:color="#000000" officeooo:rsid="001447a3" officeooo:paragraph-rsid="04e92aea" style:font-size-asian="9pt" loext:padding="0cm" loext:border="none"/>
    </style:style>
    <style:style style:name="P188" style:family="paragraph" style:parent-style-name="Preformatted_20_Text">
      <style:text-properties fo:color="#000000" officeooo:rsid="001447a3" officeooo:paragraph-rsid="04f96a04" style:font-size-asian="9pt" loext:padding="0cm" loext:border="none"/>
    </style:style>
    <style:style style:name="P189" style:family="paragraph" style:parent-style-name="Preformatted_20_Text">
      <style:text-properties fo:color="#000000" officeooo:paragraph-rsid="037c541e"/>
    </style:style>
    <style:style style:name="P190" style:family="paragraph" style:parent-style-name="Preformatted_20_Text">
      <style:text-properties fo:color="#800000" officeooo:rsid="001447a3" officeooo:paragraph-rsid="03d21be6"/>
    </style:style>
    <style:style style:name="P191" style:family="paragraph" style:parent-style-name="Preformatted_20_Text">
      <style:text-properties fo:color="#800000" officeooo:rsid="001447a3" officeooo:paragraph-rsid="039dfa76"/>
    </style:style>
    <style:style style:name="P192" style:family="paragraph" style:parent-style-name="Preformatted_20_Text">
      <style:text-properties fo:color="#800000" officeooo:rsid="001447a3" officeooo:paragraph-rsid="049040ae"/>
    </style:style>
    <style:style style:name="P193" style:family="paragraph" style:parent-style-name="Preformatted_20_Text">
      <style:text-properties fo:color="#800000" officeooo:rsid="001447a3" officeooo:paragraph-rsid="049d66ff"/>
    </style:style>
    <style:style style:name="P194" style:family="paragraph" style:parent-style-name="Preformatted_20_Text">
      <style:text-properties fo:color="#800000" officeooo:rsid="001447a3" officeooo:paragraph-rsid="049fced7"/>
    </style:style>
    <style:style style:name="P195" style:family="paragraph" style:parent-style-name="Preformatted_20_Text">
      <style:text-properties fo:color="#800000" officeooo:rsid="001447a3" officeooo:paragraph-rsid="04a7984e"/>
    </style:style>
    <style:style style:name="P196" style:family="paragraph" style:parent-style-name="Preformatted_20_Text">
      <style:text-properties fo:color="#800000" officeooo:rsid="001447a3" officeooo:paragraph-rsid="04b10365"/>
    </style:style>
    <style:style style:name="P197" style:family="paragraph" style:parent-style-name="Preformatted_20_Text">
      <style:text-properties fo:color="#800000" officeooo:rsid="001447a3" officeooo:paragraph-rsid="02aa4a80"/>
    </style:style>
    <style:style style:name="P198" style:family="paragraph" style:parent-style-name="Preformatted_20_Text">
      <style:text-properties fo:color="#800000" officeooo:rsid="001447a3" officeooo:paragraph-rsid="046dbbd4"/>
    </style:style>
    <style:style style:name="P199" style:family="paragraph" style:parent-style-name="Preformatted_20_Text">
      <style:text-properties fo:color="#800000" officeooo:rsid="001447a3" officeooo:paragraph-rsid="046cec65"/>
    </style:style>
    <style:style style:name="P200" style:family="paragraph" style:parent-style-name="Preformatted_20_Text">
      <style:text-properties fo:color="#800000" officeooo:rsid="001447a3" officeooo:paragraph-rsid="048ad8e8"/>
    </style:style>
    <style:style style:name="P201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202" style:family="paragraph" style:parent-style-name="Preformatted_20_Text">
      <style:text-properties fo:color="#800000" officeooo:rsid="001447a3" officeooo:paragraph-rsid="04cf212a" style:font-size-asian="9pt" loext:padding="0cm" loext:border="none"/>
    </style:style>
    <style:style style:name="P203" style:family="paragraph" style:parent-style-name="Preformatted_20_Text">
      <style:text-properties fo:color="#ff3300" officeooo:rsid="001447a3" officeooo:paragraph-rsid="03dc0628"/>
    </style:style>
    <style:style style:name="P204" style:family="paragraph" style:parent-style-name="Preformatted_20_Text">
      <style:text-properties fo:color="#ff3300" officeooo:rsid="001447a3" officeooo:paragraph-rsid="03d21be6"/>
    </style:style>
    <style:style style:name="P205" style:family="paragraph" style:parent-style-name="Standard">
      <style:text-properties fo:color="#000000" officeooo:rsid="001447a3" officeooo:paragraph-rsid="054f538a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140777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140777e" style:font-name-asian="arial" style:font-size-asian="9pt" style:font-style-asian="normal" style:font-weight-asian="normal" loext:padding="0cm" loext:border="none"/>
    </style:style>
    <style:style style:name="T13" style:family="text">
      <style:text-properties fo:font-variant="normal" fo:text-transform="none" fo:letter-spacing="normal" officeooo:rsid="0461a5f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885ca8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37782de" style:font-name-asian="arial" style:font-size-asian="9pt" style:font-style-asian="normal" style:font-weight-asian="normal" loext:padding="0cm" loext:border="none"/>
    </style:style>
    <style:style style:name="T16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17" style:family="text">
      <style:text-properties fo:font-variant="normal" fo:text-transform="none" fo:letter-spacing="normal" officeooo:rsid="05300a28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37782de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4ea8eb5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01447a3" style:font-name-asian="arial" style:font-style-asian="normal" style:font-weight-asian="normal"/>
    </style:style>
    <style:style style:name="T21" style:family="text">
      <style:text-properties fo:font-variant="normal" fo:text-transform="none" fo:letter-spacing="normal" officeooo:rsid="04ece913" style:font-name-asian="arial" style:font-style-asian="normal" style:font-weight-asian="normal"/>
    </style:style>
    <style:style style:name="T22" style:family="text">
      <style:text-properties fo:font-variant="normal" fo:text-transform="none" fo:letter-spacing="normal" officeooo:rsid="04feb731" style:font-name-asian="arial" style:font-style-asian="normal" style:font-weight-asian="normal"/>
    </style:style>
    <style:style style:name="T2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26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2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4f96a04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54ad7a8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54b868a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47" style:family="text">
      <style:text-properties fo:font-variant="normal" fo:text-transform="none" fo:color="#800000" fo:letter-spacing="normal" officeooo:rsid="049040ae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color="#800000" fo:letter-spacing="normal" officeooo:rsid="0140777e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color="#800000" fo:letter-spacing="normal" officeooo:rsid="001447a3" style:font-name-asian="arial" style:font-style-asian="normal" style:font-weight-asian="normal"/>
    </style:style>
    <style:style style:name="T50" style:family="text">
      <style:text-properties fo:font-variant="normal" fo:text-transform="none" fo:color="#800000" fo:letter-spacing="normal" officeooo:rsid="04ece913" style:font-name-asian="arial" style:font-style-asian="normal" style:font-weight-asian="normal"/>
    </style:style>
    <style:style style:name="T51" style:family="text">
      <style:text-properties fo:font-variant="normal" fo:text-transform="none" fo:color="#800000" fo:letter-spacing="normal" officeooo:rsid="04ee9aba" style:font-name-asian="arial" style:font-style-asian="normal" style:font-weight-asian="normal"/>
    </style:style>
    <style:style style:name="T52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53" style:family="text">
      <style:text-properties fo:font-variant="normal" fo:text-transform="none" fo:color="#800000" fo:letter-spacing="normal" officeooo:rsid="05003347" style:font-name-asian="arial" style:font-style-asian="normal" style:font-weight-asian="normal"/>
    </style:style>
    <style:style style:name="T54" style:family="text">
      <style:text-properties fo:font-variant="normal" fo:text-transform="none" fo:color="#800000" fo:letter-spacing="normal" officeooo:rsid="0501f22f" style:font-name-asian="arial" style:font-style-asian="normal" style:font-weight-asian="normal"/>
    </style:style>
    <style:style style:name="T55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56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57" style:family="text">
      <style:text-properties fo:font-variant="normal" fo:text-transform="none" fo:color="#800000" fo:letter-spacing="normal" officeooo:rsid="04885ca8" fo:background-color="#ffffff" loext:char-shading-value="0" style:font-name-asian="arial" style:font-size-asian="9pt" style:font-style-asian="normal" style:font-weight-asian="normal" loext:padding="0cm" loext:border="none"/>
    </style:style>
    <style:style style:name="T58" style:family="text">
      <style:text-properties fo:font-variant="normal" fo:text-transform="none" fo:color="#800000" fo:letter-spacing="normal" officeooo:rsid="04df752e" fo:background-color="#ffffff" loext:char-shading-value="0" style:font-name-asian="arial" style:font-size-asian="9pt" style:font-style-asian="normal" style:font-weight-asian="normal" loext:padding="0cm" loext:border="none"/>
    </style:style>
    <style:style style:name="T59" style:family="text">
      <style:text-properties fo:font-variant="normal" fo:text-transform="none" fo:color="#800000" fo:letter-spacing="normal" officeooo:rsid="0508eee4" fo:background-color="#ffffff" loext:char-shading-value="0" style:font-name-asian="arial" style:font-size-asian="9pt" style:font-style-asian="normal" style:font-weight-asian="normal" loext:padding="0cm" loext:border="none"/>
    </style:style>
    <style:style style:name="T60" style:family="text">
      <style:text-properties fo:font-variant="normal" fo:text-transform="none" fo:color="#800000" fo:letter-spacing="normal" officeooo:rsid="050c0d8a" fo:background-color="#ffffff" loext:char-shading-value="0" style:font-name-asian="arial" style:font-size-asian="9pt" style:font-style-asian="normal" style:font-weight-asian="normal" loext:padding="0cm" loext:border="none"/>
    </style:style>
    <style:style style:name="T61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62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63" style:family="text">
      <style:text-properties officeooo:rsid="0140777e"/>
    </style:style>
    <style:style style:name="T64" style:family="text">
      <style:text-properties officeooo:rsid="018422ac"/>
    </style:style>
    <style:style style:name="T65" style:family="text">
      <style:text-properties fo:font-size="11pt" fo:background-color="#ffff00" loext:char-shading-value="0" style:font-size-asian="11pt" style:font-size-complex="11pt"/>
    </style:style>
    <style:style style:name="T66" style:family="text">
      <style:text-properties fo:font-size="11pt" officeooo:rsid="03a7197b" fo:background-color="#ffff00" loext:char-shading-value="0" style:font-size-asian="11pt" style:font-size-complex="11pt"/>
    </style:style>
    <style:style style:name="T67" style:family="text">
      <style:text-properties fo:font-size="11pt" officeooo:rsid="03f15d63" fo:background-color="#ffff00" loext:char-shading-value="0" style:font-size-asian="11pt" style:font-size-complex="11pt"/>
    </style:style>
    <style:style style:name="T68" style:family="text">
      <style:text-properties fo:font-size="11pt" officeooo:rsid="04f96a04" fo:background-color="#ffff00" loext:char-shading-value="0" style:font-size-asian="11pt" style:font-size-complex="11pt"/>
    </style:style>
    <style:style style:name="T69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70" style:family="text">
      <style:text-properties fo:color="#000000"/>
    </style:style>
    <style:style style:name="T71" style:family="text">
      <style:text-properties fo:color="#000000" officeooo:rsid="04f81b47"/>
    </style:style>
    <style:style style:name="T72" style:family="text">
      <style:text-properties fo:color="#000000" officeooo:rsid="04f96a04"/>
    </style:style>
    <style:style style:name="T73" style:family="text">
      <style:text-properties fo:color="#000000" officeooo:rsid="001447a3"/>
    </style:style>
    <style:style style:name="T74" style:family="text">
      <style:text-properties officeooo:rsid="031e81c2"/>
    </style:style>
    <style:style style:name="T75" style:family="text">
      <style:text-properties officeooo:rsid="033aba7e"/>
    </style:style>
    <style:style style:name="T76" style:family="text">
      <style:text-properties officeooo:rsid="0357b2cc"/>
    </style:style>
    <style:style style:name="T77" style:family="text">
      <style:text-properties fo:background-color="#ffff00" loext:char-shading-value="0"/>
    </style:style>
    <style:style style:name="T78" style:family="text">
      <style:text-properties officeooo:rsid="001447a3" fo:background-color="#ffff00" loext:char-shading-value="0"/>
    </style:style>
    <style:style style:name="T79" style:family="text">
      <style:text-properties officeooo:rsid="046f15e6" fo:background-color="#ffff00" loext:char-shading-value="0"/>
    </style:style>
    <style:style style:name="T80" style:family="text">
      <style:text-properties fo:color="#800000"/>
    </style:style>
    <style:style style:name="T81" style:family="text">
      <style:text-properties fo:color="#800000" officeooo:rsid="00566f22"/>
    </style:style>
    <style:style style:name="T82" style:family="text">
      <style:text-properties fo:color="#800000" officeooo:rsid="00529df8"/>
    </style:style>
    <style:style style:name="T83" style:family="text">
      <style:text-properties fo:color="#800000" officeooo:rsid="039a6d3a"/>
    </style:style>
    <style:style style:name="T84" style:family="text">
      <style:text-properties fo:color="#800000" officeooo:rsid="03dd25ed"/>
    </style:style>
    <style:style style:name="T85" style:family="text">
      <style:text-properties fo:color="#800000" officeooo:rsid="03df2774"/>
    </style:style>
    <style:style style:name="T86" style:family="text">
      <style:text-properties fo:color="#800000" officeooo:rsid="03f02653"/>
    </style:style>
    <style:style style:name="T87" style:family="text">
      <style:text-properties fo:color="#800000" officeooo:rsid="03f233e8"/>
    </style:style>
    <style:style style:name="T88" style:family="text">
      <style:text-properties fo:color="#800000" officeooo:rsid="03f42b53"/>
    </style:style>
    <style:style style:name="T89" style:family="text">
      <style:text-properties fo:color="#800000" officeooo:rsid="03f6ad6d"/>
    </style:style>
    <style:style style:name="T90" style:family="text">
      <style:text-properties fo:color="#800000" officeooo:rsid="046cec65"/>
    </style:style>
    <style:style style:name="T91" style:family="text">
      <style:text-properties fo:color="#800000" officeooo:rsid="0471a7bb"/>
    </style:style>
    <style:style style:name="T92" style:family="text">
      <style:text-properties fo:color="#800000" officeooo:rsid="049040ae"/>
    </style:style>
    <style:style style:name="T93" style:family="text">
      <style:text-properties fo:color="#800000" officeooo:rsid="001447a3"/>
    </style:style>
    <style:style style:name="T94" style:family="text">
      <style:text-properties fo:color="#800000" officeooo:rsid="0498b69f"/>
    </style:style>
    <style:style style:name="T95" style:family="text">
      <style:text-properties fo:color="#800000" officeooo:rsid="049fced7"/>
    </style:style>
    <style:style style:name="T96" style:family="text">
      <style:text-properties fo:color="#800000" officeooo:rsid="04a7984e"/>
    </style:style>
    <style:style style:name="T97" style:family="text">
      <style:text-properties fo:color="#800000" officeooo:rsid="04b10365"/>
    </style:style>
    <style:style style:name="T98" style:family="text">
      <style:text-properties fo:color="#800000" officeooo:rsid="04cf212a"/>
    </style:style>
    <style:style style:name="T99" style:family="text">
      <style:text-properties fo:color="#800000" style:font-size-asian="9pt" loext:padding="0cm" loext:border="none"/>
    </style:style>
    <style:style style:name="T100" style:family="text">
      <style:text-properties fo:color="#800000" officeooo:rsid="04e30cc9"/>
    </style:style>
    <style:style style:name="T101" style:family="text">
      <style:text-properties fo:color="#800000" officeooo:rsid="04e42b12"/>
    </style:style>
    <style:style style:name="T102" style:family="text">
      <style:text-properties fo:color="#800000" officeooo:rsid="04e92aea"/>
    </style:style>
    <style:style style:name="T103" style:family="text">
      <style:text-properties officeooo:rsid="037658e6"/>
    </style:style>
    <style:style style:name="T104" style:family="text">
      <style:text-properties fo:color="#ff3300"/>
    </style:style>
    <style:style style:name="T105" style:family="text">
      <style:text-properties officeooo:rsid="047d7b9a"/>
    </style:style>
    <style:style style:name="T106" style:family="text">
      <style:text-properties officeooo:rsid="04885ca8"/>
    </style:style>
    <style:style style:name="T107" style:family="text">
      <style:text-properties officeooo:rsid="049040ae"/>
    </style:style>
    <style:style style:name="T108" style:family="text">
      <style:text-properties officeooo:rsid="049fced7"/>
    </style:style>
    <style:style style:name="T109" style:family="text">
      <style:text-properties officeooo:rsid="04b10365"/>
    </style:style>
    <style:style style:name="T110" style:family="text">
      <style:text-properties officeooo:rsid="04c7143d"/>
    </style:style>
    <style:style style:name="T111" style:family="text">
      <style:text-properties style:font-size-asian="9pt" loext:padding="0cm" loext:border="none"/>
    </style:style>
    <style:style style:name="T112" style:family="text">
      <style:text-properties officeooo:rsid="04db3494"/>
    </style:style>
    <style:style style:name="T113" style:family="text">
      <style:text-properties officeooo:rsid="04f6f52c"/>
    </style:style>
    <style:style style:name="T114" style:family="text">
      <style:text-properties officeooo:rsid="050e935e"/>
    </style:style>
    <style:style style:name="T115" style:family="text">
      <style:text-properties officeooo:rsid="050f4697"/>
    </style:style>
    <style:style style:name="T116" style:family="text">
      <style:text-properties officeooo:rsid="05285568"/>
    </style:style>
    <style:style style:name="T117" style:family="text">
      <style:text-properties officeooo:rsid="054d8b9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作者:唐海湘</text:p>
      <text:p text:style-name="P79"/>
      <text:p text:style-name="P79">模块名:借款报销管理</text:p>
      <text:p text:style-name="P80"><text:tab/>导航下拉名_1:报销管理</text:p>
      <text:p text:style-name="P80"><text:tab/><text:tab/><text:span text:style-name="T77">导航名_1:申请报销记录</text:span></text:p>
      <text:p text:style-name="P79"><text:tab/><text:tab/><text:tab/><text:span text:style-name="T80">功能名字_1:列表 <text:s/>功能类型:网格 (有网格)</text:span></text:p>
      <text:p text:style-name="P130"><text:span text:style-name="T80"><text:tab/><text:tab/><text:tab/><text:tab/></text:span>有一个隐藏id</text:p>
      <text:p text:style-name="P79"><text:tab/><text:tab/><text:tab/><text:tab/>字段名称_1:报销发生日期</text:p>
      <text:p text:style-name="P79"><text:tab/><text:tab/><text:tab/><text:tab/>字段名称_2:<text:span text:style-name="T80">填单人</text:span></text:p>
      <text:p text:style-name="P81"><text:tab/><text:tab/><text:tab/><text:tab/>字段名称_3:提交时间</text:p>
      <text:p text:style-name="P81"><text:tab/><text:tab/><text:tab/><text:tab/>字段名称_4:<text:span text:style-name="T80">处理时间</text:span></text:p>
      <text:p text:style-name="P81"><text:tab/><text:tab/><text:tab/><text:tab/>字段名称_5:地区</text:p>
      <text:p text:style-name="P79"><text:tab/><text:tab/><text:tab/><text:tab/>字段名称_6:项目组</text:p>
      <text:p text:style-name="P79"><text:tab/><text:tab/><text:tab/><text:tab/>字段名称_7:当天任务</text:p>
      <text:p text:style-name="P106"><text:tab/><text:tab/><text:tab/><text:tab/>字段名称_8:补充内容</text:p>
      <text:p text:style-name="P106"><text:tab/><text:tab/><text:tab/><text:tab/>字段名称_9: <text:span text:style-name="T80">报销单号</text:span></text:p>
      <text:p text:style-name="P106"><text:tab/><text:tab/><text:tab/><text:tab/>字段名称_10:报销人 </text:p>
      <text:p text:style-name="P107"><text:tab/><text:tab/><text:tab/><text:tab/>字段名称_11:项目</text:p>
      <text:p text:style-name="P108"><text:tab/><text:tab/><text:tab/><text:tab/>字段名称_<text:span text:style-name="T63">12:</text:span><text:span text:style-name="T48">单据编号</text:span></text:p>
      <text:p text:style-name="P82"><text:tab/><text:tab/><text:tab/><text:tab/>字段名称_<text:span text:style-name="T64">1</text:span>3:单据数量</text:p>
      <text:p text:style-name="P82"><text:tab/><text:tab/><text:tab/><text:tab/>字段名称_<text:span text:style-name="T64">1</text:span>4:报销总金额</text:p>
      <text:p text:style-name="P82"><text:tab/><text:tab/><text:tab/><text:tab/>字段名称_<text:span text:style-name="T64">1</text:span>5:报销人备注</text:p>
      <text:p text:style-name="P82"><text:tab/><text:tab/><text:tab/><text:tab/>字段名称_<text:span text:style-name="T64">1</text:span>6:是否有发票</text:p>
      <text:p text:style-name="P82"><text:tab/><text:tab/><text:tab/><text:tab/>字段名称_<text:span text:style-name="T64">1</text:span>7:无发票情况备注</text:p>
      <text:p text:style-name="P96"><text:span text:style-name="T2"><text:tab/><text:tab/><text:tab/><text:tab/>字段名称_</text:span><text:span text:style-name="T5">1</text:span><text:span text:style-name="T6">8</text:span><text:span text:style-name="T2">:收票人 <text:s/></text:span></text:p>
      <text:p text:style-name="P100"><text:span text:style-name="T2"><text:tab/><text:tab/><text:tab/><text:tab/>字段名称_</text:span><text:span text:style-name="T5">1</text:span><text:span text:style-name="T7">9</text:span><text:span text:style-name="T2">: 收票时间</text:span></text:p>
      <text:p text:style-name="P165"><text:span text:style-name="T2"><text:tab/><text:tab/><text:tab/><text:tab/>字段名称_</text:span><text:span text:style-name="T9">2</text:span><text:span text:style-name="T2">0:收到发票情况</text:span></text:p>
      <text:p text:style-name="P165"><text:span text:style-name="T11"><text:tab/><text:tab/><text:tab/><text:tab/></text:span><text:span text:style-name="T2">字段名称_</text:span><text:span text:style-name="T17">21</text:span><text:span text:style-name="T11">:</text:span><text:span text:style-name="T16">是否收到单据 </text:span></text:p>
      <text:p text:style-name="P109"><text:tab/><text:tab/><text:tab/><text:tab/>字段名称_<text:span text:style-name="T76">2</text:span>1:预计付款时间</text:p>
      <text:p text:style-name="P109"><text:tab/><text:tab/><text:tab/><text:tab/>字段名称_<text:span text:style-name="T76">22:</text:span><text:span text:style-name="T9">负责人</text:span></text:p>
      <text:p text:style-name="P109"><text:tab/><text:tab/><text:tab/><text:tab/>字段名称_<text:span text:style-name="T76">2</text:span>3:负责人审核状态</text:p>
      <text:p text:style-name="P109"><text:tab/><text:tab/><text:tab/><text:tab/>字段名称_<text:span text:style-name="T76">2</text:span>4:审核时间</text:p>
      <text:p text:style-name="P109"><text:tab/><text:tab/><text:tab/><text:tab/>字段名称_<text:span text:style-name="T76">2</text:span>5:审核意见</text:p>
      <text:p text:style-name="P109"><text:span text:style-name="T2"><text:tab/><text:tab/><text:tab/><text:tab/>字段名称_</text:span><text:span text:style-name="T9">2</text:span><text:span text:style-name="T2">6:是否支付</text:span></text:p>
      <text:p text:style-name="P83"/>
      <text:p text:style-name="P83"/>
      <text:p text:style-name="P79"><text:tab/><text:tab/><text:tab/><text:span text:style-name="T80">功能名称_2:申请报销 功能类型:添加</text:span></text:p>
      <text:p text:style-name="P101"><text:tab/><text:tab/><text:tab/><text:tab/><text:bookmark-start text:name="__DdeLink__14141_1441382339"/>字段名称_1:报销发生日期 <text:s/>标签类型:日期框<text:span text:style-name="T74">(年月日)</text:span><text:span text:style-name="T2"> 必填 </text:span></text:p>
      <text:p text:style-name="P101"><text:tab/><text:tab/><text:tab/><text:tab/>字段名称_2:报销人<text:tab/><text:tab/> 标签类型:手填下拉框<text:span text:style-name="T2"> <text:s/>必填 </text:span></text:p>
      <text:p text:style-name="P101"><text:tab/><text:tab/><text:tab/><text:tab/>字段名称_3:负责人<text:tab/><text:tab/> 标签类型:手填下拉框 <text:span text:style-name="T2"><text:s/>必填 </text:span></text:p>
      <text:p text:style-name="P101"><text:tab/><text:tab/><text:tab/><text:tab/>字段名称_4:参与人<text:tab/><text:tab/> 标签类型:文本框 <text:s/><text:span text:style-name="T2"><text:s/>非必填 </text:span></text:p>
      <text:p text:style-name="P101"><text:tab/><text:tab/><text:tab/><text:tab/>字段名称_5:地区<text:tab/> <text:s text:c="4"/><text:tab/> 标签类型:文本框 <text:s/><text:span text:style-name="T2"><text:s/>必填 </text:span></text:p>
      <text:p text:style-name="P102"><text:tab/><text:tab/><text:tab/><text:tab/>字段名称_6:项目组<text:tab/><text:tab/> 标签类型:文本框 <text:s/><text:span text:style-name="T2"><text:s/>必填 </text:span></text:p>
      <text:p text:style-name="P132"><text:tab/><text:tab/><text:tab/><text:tab/>字段名称_7:项目名称 <text:tab/> 标签类型:文本框 <text:s text:c="2"/><text:span text:style-name="T2">必填</text:span></text:p>
      <text:p text:style-name="P103"><text:tab/><text:tab/><text:tab/><text:tab/>字段名称_9:单据数量<text:tab/><text:tab/> 标签类型:文本框 <text:s/><text:span text:style-name="T2"><text:s/>非必填 <text:s text:c="3"/></text:span><text:bookmark-start text:name="__DdeLink__6727_1441382339"/><text:span text:style-name="T2"><text:s/></text:span><text:bookmark-end text:name="__DdeLink__6727_1441382339"/><text:tab/></text:p>
      <text:p text:style-name="P134"><text:tab/><text:tab/><text:tab/><text:tab/>字段名称_10:一级科目 <text:s text:c="3"/>标签类型:文本框 <text:s/><text:span text:style-name="T2">必填 <text:s text:c="7"/></text:span></text:p>
      <text:p text:style-name="P134"><text:tab/><text:tab/><text:tab/><text:tab/>字段名称_11:二级科目 <text:tab/> 标签类型:文本框 <text:s/><text:span text:style-name="T2"><text:s/>必填 <text:s text:c="3"/></text:span><text:tab/></text:p>
      <text:p text:style-name="P131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5"><text:tab/><text:tab/><text:tab/><text:tab/>字段名称_<text:span text:style-name="T64">1</text:span>3:报销当天任务 <text:s text:c="2"/>标签类型:<text:span text:style-name="T2">文本框 <text:s text:c="2"/>非</text:span><text:span text:style-name="T8">必填</text:span></text:p>
      <text:p text:style-name="P104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33"><text:tab/><text:tab/><text:tab/><text:tab/>字段名称_<text:span text:style-name="T64">1</text:span>5:说明<text:tab/> 标签类型: 手填下拉框 <text:span text:style-name="T2"><text:s/>必填 <text:s text:c="2"/></text:span></text:p>
      <text:p text:style-name="P145"><text:tab/><text:tab/><text:tab/><text:tab/>字段名称_<text:span text:style-name="T64">1</text:span>6:报销人备注<text:tab/> 标签类型:<text:bookmark-start text:name="__DdeLink__14158_1441382339"/><text:span text:style-name="T2">文本框 <text:s text:c="2"/>非</text:span><text:span text:style-name="T8">必填</text:span><text:bookmark-end text:name="__DdeLink__14158_1441382339"/></text:p>
      <text:p text:style-name="P136"><text:tab/><text:tab/><text:tab/><text:tab/>字段名称_<text:span text:style-name="T64">1</text:span>7:摘要 <text:s text:c="2"/>标签类型:文本框 <text:s/><text:span text:style-name="T8">必填</text:span></text:p>
      <text:p text:style-name="P105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5"><text:span text:style-name="T2"><text:tab/><text:tab/><text:tab/><text:tab/></text:span><text:bookmark-start text:name="__DdeLink__14120_1441382339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"/><text:span text:style-name="T2"> <text:s text:c="2"/>不可编辑</text:span></text:p>
      <text:p text:style-name="P135"><text:soft-page-break/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text:bookmark-end text:name="__DdeLink__14141_1441382339"/></text:p>
      <text:p text:style-name="P51"><text:tab/><text:tab/><text:tab/><text:tab/>如图：</text:p>
      <text:p text:style-name="P51"><draw:frame draw:style-name="fr1" draw:name="Image6" text:anchor-type="paragraph" svg:width="17.59cm" svg:height="6.83cm" draw:z-index="5"><draw:image xlink:href="Pictures/100002010000032600000139678F9AF7E3C37AC5.png" xlink:type="simple" xlink:show="embed" xlink:actuate="onLoad"/></draw:frame><text:tab/><text:tab/><text:tab/><text:tab/></text:p>
      <text:p text:style-name="P84"/>
      <text:p text:style-name="P79"><text:tab/></text:p>
      <text:p text:style-name="P5"><text:tab/><text:tab/><text:tab/><text:span text:style-name="T80">功能名称_3:编辑 功能</text:span>类型:编辑 <text:s text:c="4"/>负责人没审核的话则可以</text:p>
      <text:p text:style-name="P85"><text:tab/><text:tab/><text:tab/><text:tab/>有一个隐藏id</text:p>
      <text:p text:style-name="P137"><text:tab/><text:tab/><text:tab/><text:tab/>字段名称_1:报销发生日期 <text:s/>标签类型:日期框<text:span text:style-name="T74">(年月日)</text:span><text:span text:style-name="T2"> 必填 </text:span></text:p>
      <text:p text:style-name="P137"><text:tab/><text:tab/><text:tab/><text:tab/>字段名称_2:报销人<text:tab/><text:tab/> 标签类型:手填下拉框<text:span text:style-name="T2"> <text:s/>必填 </text:span></text:p>
      <text:p text:style-name="P137"><text:tab/><text:tab/><text:tab/><text:tab/>字段名称_3:负责人<text:tab/><text:tab/> 标签类型:手填下拉框 <text:span text:style-name="T2"><text:s/>必填 </text:span></text:p>
      <text:p text:style-name="P137"><text:tab/><text:tab/><text:tab/><text:tab/>字段名称_4:参与人<text:tab/><text:tab/> 标签类型:文本框 <text:s/><text:span text:style-name="T2"><text:s/>非必填 </text:span></text:p>
      <text:p text:style-name="P137"><text:tab/><text:tab/><text:tab/><text:tab/>字段名称_5:地区<text:tab/> <text:s text:c="4"/><text:tab/> 标签类型:文本框 <text:s/><text:span text:style-name="T2"><text:s/>必填 </text:span></text:p>
      <text:p text:style-name="P137"><text:tab/><text:tab/><text:tab/><text:tab/>字段名称_6:项目组<text:tab/><text:tab/> 标签类型:文本框 <text:s/><text:span text:style-name="T2"><text:s/>必填 </text:span></text:p>
      <text:p text:style-name="P137"><text:tab/><text:tab/><text:tab/><text:tab/>字段名称_7:项目名称 <text:tab/> 标签类型:文本框 <text:s text:c="2"/><text:span text:style-name="T2">必填</text:span></text:p>
      <text:p text:style-name="P137"><text:tab/><text:tab/><text:tab/><text:tab/>字段名称_9:单据数量<text:tab/><text:tab/> 标签类型:文本框 <text:s/><text:span text:style-name="T2"><text:s/>非必填 <text:s text:c="3"/></text:span><text:bookmark-start text:name="__DdeLink__6727_14413823391"/><text:span text:style-name="T2"><text:s/></text:span><text:bookmark-end text:name="__DdeLink__6727_14413823391"/><text:tab/></text:p>
      <text:p text:style-name="P137"><text:tab/><text:tab/><text:tab/><text:tab/>字段名称_10:一级科目 <text:s text:c="3"/>标签类型:文本框 <text:s/><text:span text:style-name="T2">必填 <text:s text:c="4"/></text:span></text:p>
      <text:p text:style-name="P137"><text:tab/><text:tab/><text:tab/><text:tab/>字段名称_11:二级科目 <text:tab/> 标签类型:文本框 <text:s/><text:span text:style-name="T2"><text:s/>必填 <text:s text:c="3"/></text:span><text:tab/></text:p>
      <text:p text:style-name="P137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6"><text:tab/><text:tab/><text:tab/><text:tab/>字段名称_<text:span text:style-name="T64">1</text:span>3:报销当天任务 <text:s text:c="2"/>标签类型:<text:span text:style-name="T2">文本框 <text:s text:c="2"/>非</text:span><text:span text:style-name="T8">必填</text:span></text:p>
      <text:p text:style-name="P137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37"><text:tab/><text:tab/><text:tab/><text:tab/>字段名称_<text:span text:style-name="T64">1</text:span>5:说明<text:tab/> 标签类型: 手填下拉框 <text:span text:style-name="T2"><text:s/>必填 <text:s text:c="2"/></text:span></text:p>
      <text:p text:style-name="P146"><text:tab/><text:tab/><text:tab/><text:tab/>字段名称_<text:span text:style-name="T64">1</text:span>6:报销人备注<text:tab/> 标签类型:<text:span text:style-name="T2">文本框 <text:s text:c="2"/>非</text:span><text:span text:style-name="T8">必填</text:span></text:p>
      <text:p text:style-name="P137"><text:tab/><text:tab/><text:tab/><text:tab/>字段名称_<text:span text:style-name="T64">1</text:span>7:摘要 <text:s text:c="2"/>标签类型:文本框 <text:s/><text:span text:style-name="T8">必填</text:span></text:p>
      <text:p text:style-name="P137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4"><text:span text:style-name="T2"><text:tab/><text:tab/><text:tab/><text:tab/></text:span><text:bookmark-start text:name="__DdeLink__14120_14413823391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1"/><text:span text:style-name="T2"> <text:s text:c="2"/>不可编辑</text:span></text:p>
      <text:p text:style-name="P137"><text:span text:style-name="T2"><text:tab/><text:tab/><text:tab/><text:tab/>字段名称_</text:span><text:span text:style-name="T13">20</text:span><text:span text:style-name="T2">: 无发票情况<text:tab/><text:tab/> 标签类型:文本框 <text:s text:c="2"/></text:span><text:span text:style-name="T8">(如果选择了无发票，则此项为必填项，否则为非必填)</text:span></text:p>
      <text:p text:style-name="P49"/>
      <text:p text:style-name="P23"><text:tab/><text:tab/><text:tab/><text:tab/></text:p>
      <text:p text:style-name="P86"/>
      <text:p text:style-name="P87"><text:tab/><text:tab/><text:tab/><text:span text:style-name="T80">功能名称_</text:span><text:span text:style-name="T82">4</text:span><text:span text:style-name="T80">:删除 功能类型:</text:span> 删除 <text:s/>负责人没审核的话则可以</text:p>
      <text:p text:style-name="P87"><text:tab/><text:tab/><text:tab/><text:tab/>温馨提示：确定删除这条数据么？</text:p>
      <text:p text:style-name="P87"><text:tab/><text:tab/><text:tab/><text:tab/><text:tab/></text:p>
      <text:p text:style-name="P97"><text:tab/><text:tab/><text:tab/><text:span text:style-name="T80">功能名称_</text:span><text:span text:style-name="T81">5</text:span><text:span text:style-name="T80">:审核详情 功能类型:</text:span></text:p>
      <text:p text:style-name="P97"><text:tab/><text:tab/><text:tab/><text:tab/>隐藏id</text:p>
      <text:p text:style-name="P50"><draw:frame draw:style-name="fr2" draw:name="Image1" text:anchor-type="paragraph" svg:width="17.59cm" svg:height="5.987cm" draw:z-index="1"><draw:image xlink:href="Pictures/1000020100000530000001C49FB3B81D7053E953.png" xlink:type="simple" xlink:show="embed" xlink:actuate="onLoad"/></draw:frame><text:soft-page-break/><text:tab/><text:tab/><text:tab/><text:tab/></text:p>
      <text:p text:style-name="P197"/>
      <text:p text:style-name="P110"><text:tab/><text:tab/><text:tab/><text:tab/> </text:p>
      <text:p text:style-name="P88"><text:tab/><text:tab/><text:tab/></text:p>
      <text:p text:style-name="P191"><text:s/></text:p>
      <text:p text:style-name="P191"/>
      <text:p text:style-name="P191"/>
      <text:p text:style-name="P191"/>
      <text:p text:style-name="P198"><text:tab/><text:tab/><text:tab/></text:p>
      <text:p text:style-name="P198"/>
      <text:p text:style-name="P138"><text:span text:style-name="T80"><text:tab/><text:tab/><text:tab/>功能名称_</text:span><text:span text:style-name="T90">6</text:span><text:span text:style-name="T80">:搜索 功能类型:</text:span></text:p>
      <text:p text:style-name="P199"><draw:frame draw:style-name="fr3" draw:name="Image3" text:anchor-type="paragraph" svg:width="12.726cm" svg:height="4.392cm" draw:z-index="3"><draw:image xlink:href="Pictures/10000201000001E1000000A6176CA4D383A18496.png" xlink:type="simple" xlink:show="embed" xlink:actuate="onLoad"/></draw:frame><text:tab/><text:tab/><text:tab/><text:tab/></text:p>
      <text:p text:style-name="P89"><text:tab/><text:tab/><text:tab/></text:p>
      <text:p text:style-name="P111"><text:tab/><text:tab/></text:p>
      <text:p text:style-name="P111"/>
      <text:p text:style-name="P111"/>
      <text:p text:style-name="P111"/>
      <text:p text:style-name="P111"/>
      <text:p text:style-name="P111"><text:tab/></text:p>
      <text:p text:style-name="P79"/>
      <text:p text:style-name="P79"/>
      <text:p text:style-name="P79"/>
      <text:p text:style-name="P79"/>
      <text:p text:style-name="P79"><text:tab/><text:tab/><text:tab/>功能名称_<text:span text:style-name="T113">7:上传附件</text:span></text:p>
      <text:p text:style-name="P79"><draw:frame draw:style-name="fr3" draw:name="Image14" text:anchor-type="paragraph" svg:width="15.558cm" svg:height="2.99cm" draw:z-index="14"><draw:image xlink:href="Pictures/100002010000024C000000712253C02E8DF18E20.png" xlink:type="simple" xlink:show="embed" xlink:actuate="onLoad"/></draw:frame><text:tab/><text:tab/><text:tab/><text:tab/></text:p>
      <text:p text:style-name="P79"/>
      <text:p text:style-name="P79"/>
      <text:p text:style-name="P79"/>
      <text:p text:style-name="P79"/>
      <text:p text:style-name="P79"/>
      <text:p text:style-name="P14"><text:span text:style-name="T1"><text:tab/><text:tab/></text:span><text:span text:style-name="T78">导航名_2:</text:span><text:span text:style-name="T79">报销</text:span><text:span text:style-name="T69">单有误记录</text:span></text:p>
      <text:p text:style-name="P115"><text:tab/><text:tab/><text:tab/><text:span text:style-name="T80">.功能名字_1:列表 <text:s/>功能类型:网格 (有网格)</text:span></text:p>
      <text:p text:style-name="P116"><text:span text:style-name="T80"><text:tab/><text:tab/><text:tab/><text:tab/></text:span>有一个隐藏id</text:p>
      <text:p text:style-name="P112"><text:tab/><text:tab/><text:tab/><text:tab/>字段名称_1:状态</text:p>
      <text:p text:style-name="P112"><text:tab/><text:tab/><text:tab/><text:tab/>字段名称_2:填单人</text:p>
      <text:p text:style-name="P112"><text:tab/><text:tab/><text:tab/><text:tab/>字段名称_3:提交时间</text:p>
      <text:p text:style-name="P112"><text:tab/><text:tab/><text:tab/><text:tab/>字段名称_4:处理时间</text:p>
      <text:p text:style-name="P112"><text:tab/><text:tab/><text:tab/><text:tab/>字段名称_5:地区</text:p>
      <text:p text:style-name="P112"><text:tab/><text:tab/><text:tab/><text:tab/>字段名称_6:报销单号</text:p>
      <text:p text:style-name="P112"><text:soft-page-break/><text:tab/><text:tab/><text:tab/><text:tab/>字段名称_7:报销人</text:p>
      <text:p text:style-name="P112"><text:tab/><text:tab/><text:tab/><text:tab/>字段名称_8:项目</text:p>
      <text:p text:style-name="P112"><text:tab/><text:tab/><text:tab/><text:tab/>字段名称_9:单据编号</text:p>
      <text:p text:style-name="P112"><text:tab/><text:tab/><text:tab/><text:tab/>字段名称_10:单据数量 </text:p>
      <text:p text:style-name="P6"><text:tab/><text:tab/><text:tab/><text:tab/>字段名称_<text:span text:style-name="T64">1</text:span>4:报销总金额</text:p>
      <text:p text:style-name="P113"><text:tab/><text:tab/><text:tab/><text:tab/>字段名称_<text:span text:style-name="T64">1</text:span>5:报销人备注</text:p>
      <text:p text:style-name="P112"><text:tab/><text:tab/><text:tab/><text:tab/>字段名称_11:收票人</text:p>
      <text:p text:style-name="P112"><text:tab/><text:tab/><text:tab/><text:tab/>字段名称_<text:span text:style-name="T63">12:</text:span><text:span text:style-name="T11">收票时间</text:span></text:p>
      <text:p text:style-name="P164"><text:tab/><text:tab/><text:tab/><text:tab/>字段名称_<text:span text:style-name="T64">1</text:span>3:收到发票情况</text:p>
      <text:p text:style-name="P164"><text:span text:style-name="T11"><text:tab/><text:tab/><text:tab/><text:tab/></text:span><text:span text:style-name="T2">字段名称_</text:span><text:span text:style-name="T11">12:</text:span><text:span text:style-name="T16">是否收到单据 </text:span></text:p>
      <text:p text:style-name="P112"><text:tab/><text:tab/><text:tab/><text:tab/>字段名称_<text:span text:style-name="T64">14</text:span>:预计付款时间</text:p>
      <text:p text:style-name="P112"><text:tab/><text:tab/><text:tab/><text:tab/>字段名称_<text:span text:style-name="T64">15</text:span>:负责人</text:p>
      <text:p text:style-name="P112"><text:span text:style-name="T2"><text:tab/><text:tab/><text:tab/><text:tab/>字段名称_</text:span><text:span text:style-name="T5">1</text:span><text:span text:style-name="T10">6</text:span><text:span text:style-name="T2">:负责人审核状态 <text:s/></text:span></text:p>
      <text:p text:style-name="P112"><text:span text:style-name="T2"><text:tab/><text:tab/><text:tab/><text:tab/>字段名称_</text:span><text:span text:style-name="T5">1</text:span><text:span text:style-name="T10">7</text:span><text:span text:style-name="T2">: 审核时间</text:span></text:p>
      <text:p text:style-name="P112"><text:span text:style-name="T2"><text:tab/><text:tab/><text:tab/><text:tab/>字段名称_</text:span><text:span text:style-name="T10">18</text:span><text:span text:style-name="T2">:审核意见 </text:span></text:p>
      <text:p text:style-name="P112"><text:tab/><text:tab/><text:tab/><text:tab/>字段名称_<text:span text:style-name="T103">19</text:span>:支付计划</text:p>
      <text:p text:style-name="P112"><text:tab/><text:tab/><text:tab/><text:tab/>字段名称_<text:span text:style-name="T103">20:</text:span><text:span text:style-name="T10">是否支付</text:span></text:p>
      <text:p text:style-name="P112"><text:tab/><text:tab/><text:tab/><text:tab/></text:p>
      <text:p text:style-name="P90"><text:tab/><text:tab/><text:tab/><text:tab/></text:p>
      <text:p text:style-name="P21"/>
      <text:p text:style-name="P21"/>
      <text:p text:style-name="P166"><text:span text:style-name="T3"><text:tab/><text:tab/><text:tab/></text:span><text:span text:style-name="T27">.</text:span><text:span text:style-name="T43">功能名称_</text:span><text:span text:style-name="T45">2</text:span><text:span text:style-name="T44"> 重新提交 <text:s/></text:span><text:span text:style-name="T43">功能类型:编</text:span><text:span text:style-name="T27">辑 </text:span></text:p>
      <text:p text:style-name="P189"><text:span text:style-name="T3"><text:tab/><text:tab/></text:span><text:span text:style-name="T4"><text:tab/><text:tab/></text:span><text:span text:style-name="T3">有一个隐藏id</text:span></text:p>
      <text:p text:style-name="P139"><text:tab/><text:tab/><text:tab/><text:tab/>字段名称_1:报销发生日期 <text:s/>标签类型:日期框<text:span text:style-name="T74">(年月日)</text:span><text:span text:style-name="T2"> 必填 </text:span></text:p>
      <text:p text:style-name="P139"><text:tab/><text:tab/><text:tab/><text:tab/>字段名称_2:报销人<text:tab/><text:tab/> 标签类型:手填下拉框<text:span text:style-name="T2"> <text:s/>必填 </text:span></text:p>
      <text:p text:style-name="P139"><text:tab/><text:tab/><text:tab/><text:tab/>字段名称_3:负责人<text:tab/><text:tab/> 标签类型:手填下拉框 <text:span text:style-name="T2"><text:s/>必填 </text:span></text:p>
      <text:p text:style-name="P139"><text:tab/><text:tab/><text:tab/><text:tab/>字段名称_4:参与人<text:tab/><text:tab/> 标签类型:文本框 <text:s/><text:span text:style-name="T2"><text:s/>非必填 </text:span></text:p>
      <text:p text:style-name="P139"><text:tab/><text:tab/><text:tab/><text:tab/>字段名称_5:地区<text:tab/> <text:s text:c="4"/><text:tab/> 标签类型:文本框 <text:s/><text:span text:style-name="T2"><text:s/>必填 </text:span></text:p>
      <text:p text:style-name="P139"><text:tab/><text:tab/><text:tab/><text:tab/>字段名称_6:项目组<text:tab/><text:tab/> 标签类型:文本框 <text:s/><text:span text:style-name="T2"><text:s/>必填 </text:span></text:p>
      <text:p text:style-name="P139"><text:tab/><text:tab/><text:tab/><text:tab/>字段名称_7:项目名称 <text:tab/> 标签类型:文本框 <text:s text:c="2"/><text:span text:style-name="T2">必填</text:span></text:p>
      <text:p text:style-name="P139"><text:tab/><text:tab/><text:tab/><text:tab/>字段名称_9:单据数量<text:tab/><text:tab/> 标签类型:文本框 <text:s/><text:span text:style-name="T2"><text:s/>非必填 <text:s text:c="3"/></text:span><text:bookmark-start text:name="__DdeLink__6727_14413823392"/><text:span text:style-name="T2"><text:s/></text:span><text:bookmark-end text:name="__DdeLink__6727_14413823392"/><text:tab/></text:p>
      <text:p text:style-name="P139"><text:tab/><text:tab/><text:tab/><text:tab/>字段名称_10:一级科目 <text:s text:c="3"/>标签类型:文本框 <text:s/><text:span text:style-name="T2">非必填 <text:s text:c="4"/></text:span></text:p>
      <text:p text:style-name="P139"><text:tab/><text:tab/><text:tab/><text:tab/>字段名称_11:二级科目 <text:tab/> 标签类型:文本框 <text:s/><text:span text:style-name="T2"><text:s/>非必填 <text:s text:c="3"/></text:span><text:tab/></text:p>
      <text:p text:style-name="P139"><text:tab/><text:tab/><text:tab/><text:tab/>字段名称_<text:span text:style-name="T63">12: </text:span>三级科目<text:span text:style-name="T63"><text:tab/> </text:span>标签类型:手填下拉框 <text:s/><text:span text:style-name="T2"><text:s/>必填 <text:s text:c="3"/></text:span><text:tab/><text:span text:style-name="T63"><text:tab/></text:span></text:p>
      <text:p text:style-name="P144"><text:tab/><text:tab/><text:tab/><text:tab/>字段名称_<text:span text:style-name="T64">1</text:span>3:报销当天任务 <text:s text:c="2"/>标签类型:<text:span text:style-name="T2">文本框</text:span><text:span text:style-name="T8"> <text:s text:c="3"/></text:span><text:span text:style-name="T2">非必填 </text:span></text:p>
      <text:p text:style-name="P139"><text:tab/><text:tab/><text:tab/><text:tab/>字段名称_<text:span text:style-name="T64">1</text:span>4:补充内容<text:tab/> 标签类型:文本框 <text:s/><text:span text:style-name="T2"><text:s/>必填 <text:s text:c="3"/></text:span></text:p>
      <text:p text:style-name="P139"><text:tab/><text:tab/><text:tab/><text:tab/>字段名称_<text:span text:style-name="T64">1</text:span>5:说明<text:tab/> 标签类型: 手填下拉框 <text:span text:style-name="T2"><text:s/>必填 <text:s text:c="2"/></text:span></text:p>
      <text:p text:style-name="P143"><text:tab/><text:tab/><text:tab/><text:tab/>字段名称_<text:span text:style-name="T64">1</text:span>6:报销人备注<text:tab/> 标签类型:<text:bookmark-start text:name="__DdeLink__14128_14413823392"/> <text:bookmark-end text:name="__DdeLink__14128_14413823392"/>文本框<text:span text:style-name="T75"> <text:s text:c="3"/></text:span><text:span text:style-name="T2">非必填 </text:span></text:p>
      <text:p text:style-name="P139"><text:tab/><text:tab/><text:tab/><text:tab/>字段名称_<text:span text:style-name="T64">1</text:span>7:摘要 <text:s text:c="2"/>标签类型:文本框 <text:s/><text:span text:style-name="T8">必填</text:span></text:p>
      <text:p text:style-name="P139"><text:span text:style-name="T2"><text:tab/><text:tab/><text:tab/><text:tab/>字段名称_</text:span><text:span text:style-name="T5">1</text:span><text:span text:style-name="T6">8</text:span><text:span text:style-name="T2">:金额 <text:s/><text:tab/><text:tab/>标签类型:</text:span><text:span text:style-name="T8">数字框 <text:s/>必填</text:span></text:p>
      <text:p text:style-name="P143"><text:span text:style-name="T2"><text:tab/><text:tab/><text:tab/><text:tab/></text:span><text:bookmark-start text:name="__DdeLink__14120_14413823392"/><text:span text:style-name="T2">字段名称_</text:span><text:span text:style-name="T5">1</text:span><text:span text:style-name="T7">9</text:span><text:span text:style-name="T2">: 是否有发票<text:tab/><text:tab/> 标签类型:下拉框</text:span><text:span text:style-name="T8">(是/否)</text:span><text:span text:style-name="T2"> <text:s text:c="2"/>必填</text:span><text:bookmark-end text:name="__DdeLink__14120_14413823392"/><text:span text:style-name="T2"> <text:s/></text:span><text:span text:style-name="T47">不可编辑</text:span></text:p>
      <text:p text:style-name="P139"><text:span text:style-name="T4"><text:tab/><text:tab/><text:tab/><text:tab/>字段名称_</text:span><text:span text:style-name="T13">20</text:span><text:span text:style-name="T4">: 无发票情况<text:tab/><text:tab/> 标签类型:文本框 <text:s text:c="2"/></text:span><text:span text:style-name="T8">(如果选择了无发票，则此项为必填项，否则为非必填)</text:span></text:p>
      <text:p text:style-name="P22"/>
      <text:p text:style-name="P22"><text:tab/></text:p>
      <text:p text:style-name="P75"><text:tab/><text:tab/><text:tab/></text:p>
      <text:p text:style-name="P117"><text:tab/><text:tab/><text:tab/></text:p>
      <text:p text:style-name="P117"/>
      <text:p text:style-name="P117"/>
      <text:p text:style-name="P117"/>
      <text:p text:style-name="P117"/>
      <text:p text:style-name="P117"/>
      <text:p text:style-name="P117"><text:tab/><text:tab/><text:span text:style-name="T80">功能名称_</text:span><text:span text:style-name="T91">3</text:span><text:span text:style-name="T80">:搜索 功能类型: <text:s/></text:span></text:p>
      <text:p text:style-name="P117"><draw:frame draw:style-name="fr4" draw:name="Image2" text:anchor-type="paragraph" svg:width="12.726cm" svg:height="4.392cm" draw:z-index="2"><draw:image xlink:href="Pictures/10000201000001E1000000A6176CA4D383A18496.png" xlink:type="simple" xlink:show="embed" xlink:actuate="onLoad"/></draw:frame><text:soft-page-break/><text:tab/><text:tab/><text:tab/><text:tab/></text:p>
      <text:p text:style-name="P117"><text:tab/><text:tab/><text:tab/></text:p>
      <text:p text:style-name="P117"><text:tab/><text:tab/></text:p>
      <text:p text:style-name="P117"/>
      <text:p text:style-name="P117"/>
      <text:p text:style-name="P117"/>
      <text:p text:style-name="P117"/>
      <text:p text:style-name="P117"><text:tab/></text:p>
      <text:p text:style-name="P117"/>
      <text:p text:style-name="P117"><text:tab/></text:p>
      <text:p text:style-name="P117"/>
      <text:p text:style-name="P117"/>
      <text:p text:style-name="P3"><text:tab/><text:tab/><text:tab/></text:p>
      <text:p text:style-name="P93"><text:tab/><text:tab/><text:tab/></text:p>
      <text:p text:style-name="P167"><text:span text:style-name="T3"><text:tab/><text:tab/></text:span><text:span text:style-name="T61">导航名_</text:span><text:span text:style-name="T62">3</text:span><text:span text:style-name="T61">:等待审核</text:span></text:p>
      <text:p text:style-name="P91"><text:tab/><text:tab/><text:tab/><text:span text:style-name="T80">功能名字_1:列表 <text:s/>功能类型:网格 (有网格)</text:span></text:p>
      <text:p text:style-name="P16"><text:tab/><text:tab/><text:tab/><text:tab/>有一个隐藏id</text:p>
      <text:p text:style-name="P114"><text:tab/><text:tab/><text:tab/><text:tab/>字段名称_1:填单人</text:p>
      <text:p text:style-name="P114"><text:tab/><text:tab/><text:tab/><text:tab/>字段名称_2:提交时间</text:p>
      <text:p text:style-name="P114"><text:tab/><text:tab/><text:tab/><text:tab/>字段名称_3:处理时间</text:p>
      <text:p text:style-name="P114"><text:tab/><text:tab/><text:tab/><text:tab/>字段名称_4:地区</text:p>
      <text:p text:style-name="P114"><text:tab/><text:tab/><text:tab/><text:tab/>字段名称_5:报销单号</text:p>
      <text:p text:style-name="P114"><text:tab/><text:tab/><text:tab/><text:tab/>字段名称_6:报销人</text:p>
      <text:p text:style-name="P114"><text:tab/><text:tab/><text:tab/><text:tab/>字段名称_7:项目名称</text:p>
      <text:p text:style-name="P114"><text:tab/><text:tab/><text:tab/><text:tab/>字段名称_8:单据编号</text:p>
      <text:p text:style-name="P114"><text:tab/><text:tab/><text:tab/><text:tab/>字段名称_9: 单据数量</text:p>
      <text:p text:style-name="P114"><text:tab/><text:tab/><text:tab/><text:tab/>字段名称_10:报销总金额</text:p>
      <text:p text:style-name="P205"><text:tab/><text:tab/><text:tab/><text:tab/>字段名称_<text:span text:style-name="T64">1</text:span>4:报销人备注</text:p>
      <text:p text:style-name="P205"><text:tab/><text:tab/><text:tab/><text:tab/>字段名称_<text:span text:style-name="T64">1</text:span>4:是否有发票</text:p>
      <text:p text:style-name="P114"><text:tab/><text:tab/><text:tab/><text:tab/>字段名称_<text:span text:style-name="T64">1</text:span>5:收票人</text:p>
      <text:p text:style-name="P114"><text:tab/><text:tab/><text:tab/><text:tab/>字段名称_11:收票时间</text:p>
      <text:p text:style-name="P163"><text:tab/><text:tab/><text:tab/><text:tab/>字段名称_<text:span text:style-name="T63">12:</text:span><text:span text:style-name="T11">收票情况</text:span></text:p>
      <text:p text:style-name="P163"><text:span text:style-name="T11"><text:tab/><text:tab/><text:tab/><text:tab/>字段名称_12:</text:span><text:span text:style-name="T12">是否收到单据 </text:span></text:p>
      <text:p text:style-name="P114"><text:tab/><text:tab/><text:tab/><text:tab/>字段名称_<text:span text:style-name="T64">1</text:span>3:预计付款时间</text:p>
      <text:p text:style-name="P114"><text:tab/><text:tab/><text:tab/><text:tab/>字段名称_<text:span text:style-name="T64">14</text:span>:负责人</text:p>
      <text:p text:style-name="P114"><text:tab/><text:tab/><text:tab/><text:tab/>字段名称_<text:span text:style-name="T64">15</text:span>:负责人审核状态</text:p>
      <text:p text:style-name="P140"><text:tab/><text:tab/><text:tab/><text:tab/>字段名称_<text:span text:style-name="T64">16</text:span>:状态 分析人员申请冻结</text:p>
      <text:p text:style-name="P114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14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14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14"><text:tab/><text:tab/><text:tab/><text:tab/>字段名称_<text:span text:style-name="T106">20</text:span>:是否支付</text:p>
      <text:p text:style-name="P114"><text:tab/><text:tab/><text:tab/><text:tab/></text:p>
      <text:p text:style-name="P61"/>
      <text:p text:style-name="P91"><text:tab/><text:tab/></text:p>
      <text:p text:style-name="P62"/>
      <text:p text:style-name="P1"><text:tab/><text:tab/><text:tab/><text:span text:style-name="T80">功能名称_</text:span><text:span text:style-name="T83">2</text:span><text:span text:style-name="T80">:负责人审核 <text:s text:c="3"/>功能类型:编辑</text:span></text:p>
      <text:p text:style-name="P17"><text:tab/><text:tab/><text:tab/><text:tab/>有一个隐藏id<text:tab/></text:p>
      <text:p text:style-name="P19"><text:tab/><text:tab/><text:tab/><text:tab/>上面的表格是不可以编辑的，加一个字段： 是否有发票 <text:s text:c="2"/>标签类型：下拉框<text:span text:style-name="T105">(是/否) </text:span>必填 <text:span text:style-name="T107">不可编辑</text:span></text:p>
      <text:p text:style-name="P20"><text:tab/><text:tab/><text:tab/><text:tab/>审核情况为下拉框<text:span text:style-name="T108">(通过/不通过) <text:s/>必填</text:span></text:p>
      <text:p text:style-name="P1"><draw:frame draw:style-name="fr2" draw:name="Image5" text:anchor-type="paragraph" svg:width="17.59cm" svg:height="4.6cm" draw:z-index="4"><draw:image xlink:href="Pictures/10000201000004BC0000013D5745AA9D45A78839.png" xlink:type="simple" xlink:show="embed" xlink:actuate="onLoad"/></draw:frame><text:soft-page-break/><text:tab/><text:tab/><text:tab/><text:tab/><text:tab/><text:tab/><text:tab/></text:p>
      <text:p text:style-name="P142"><text:tab/><text:tab/><text:tab/><text:span text:style-name="T80">功能名称_</text:span><text:span text:style-name="T92">3</text:span><text:span text:style-name="T80">:确认冻结 <text:s text:c="3"/>功能类型:编辑</text:span></text:p>
      <text:p text:style-name="P192"><text:tab/><text:tab/><text:tab/><text:tab/>有一个隐藏id<text:tab/></text:p>
      <text:p text:style-name="P192"><text:tab/><text:tab/><text:tab/><text:tab/>字段<text:span text:style-name="T107">1：是否确认冻结 <text:s/>标签类型: 下拉框（是/否） 必填 <text:s/>不可编辑</text:span></text:p>
      <text:p text:style-name="P91"/>
      <text:p text:style-name="P141"><text:tab/><text:tab/><text:tab/><text:span text:style-name="T80">功能名称_</text:span><text:span text:style-name="T94">4</text:span><text:span text:style-name="T80">:附件 <text:s text:c="2"/>功能类型:</text:span></text:p>
      <text:p text:style-name="P200"><text:tab/><text:tab/><text:tab/><text:tab/><text:tab/>上传附件 <text:s/></text:p>
      <text:p text:style-name="P94"><text:tab/><text:tab/><text:tab/></text:p>
      <text:p text:style-name="P7"><text:span text:style-name="T80"><text:tab/><text:tab/><text:tab/>功能名称_</text:span><text:span text:style-name="T94">5</text:span><text:span text:style-name="T80">:搜索 功能类型: <text:s/></text:span></text:p>
      <text:p text:style-name="P118"><draw:frame draw:style-name="fr3" draw:name="Image7" text:anchor-type="paragraph" svg:width="12.726cm" svg:height="4.392cm" draw:z-index="6"><draw:image xlink:href="Pictures/10000201000001E1000000A6176CA4D383A18496.png" xlink:type="simple" xlink:show="embed" xlink:actuate="onLoad"/></draw:frame><text:tab/><text:tab/><text:tab/><text:tab/></text:p>
      <text:p text:style-name="P118"><text:tab/><text:tab/><text:tab/></text:p>
      <text:p text:style-name="P118"><text:tab/><text:tab/></text:p>
      <text:p text:style-name="P118"/>
      <text:p text:style-name="P118"/>
      <text:p text:style-name="P118"/>
      <text:p text:style-name="P118"/>
      <text:p text:style-name="P118"><text:tab/></text:p>
      <text:p text:style-name="P118"/>
      <text:p text:style-name="P118"/>
      <text:p text:style-name="P118"/>
      <text:p text:style-name="P128"><text:tab/><text:tab/></text:p>
      <text:p text:style-name="P118"/>
      <text:p text:style-name="P64"><text:tab/><text:tab/></text:p>
      <text:p text:style-name="P65"/>
      <text:p text:style-name="P65"/>
      <text:p text:style-name="P129"><text:span text:style-name="T42"><text:tab/><text:tab/></text:span><text:span text:style-name="T28">导航名_</text:span><text:span text:style-name="T29">4</text:span><text:span text:style-name="T28">:</text:span><text:span text:style-name="T30">已审核</text:span></text:p>
      <text:p text:style-name="P92"><text:tab/><text:tab/><text:tab/><text:span text:style-name="T80">功能名字_1:列表 <text:s/>功能类型:网格 (有网格)</text:span></text:p>
      <text:p text:style-name="P119"><text:tab/><text:tab/><text:tab/><text:tab/><text:span text:style-name="T80">有一个隐藏id</text:span></text:p>
      <text:p text:style-name="P147"><text:tab/><text:tab/><text:tab/><text:tab/>字段名称_1:填单人</text:p>
      <text:p text:style-name="P147"><text:tab/><text:tab/><text:tab/><text:tab/>字段名称_2:提交时间</text:p>
      <text:p text:style-name="P147"><text:tab/><text:tab/><text:tab/><text:tab/>字段名称_3:处理时间</text:p>
      <text:p text:style-name="P147"><text:tab/><text:tab/><text:tab/><text:tab/>字段名称_4:地区</text:p>
      <text:p text:style-name="P147"><text:tab/><text:tab/><text:tab/><text:tab/>字段名称_5:报销单号</text:p>
      <text:p text:style-name="P147"><text:tab/><text:tab/><text:tab/><text:tab/>字段名称_6:报销人</text:p>
      <text:p text:style-name="P147"><text:tab/><text:tab/><text:tab/><text:tab/>字段名称_7:项目</text:p>
      <text:p text:style-name="P147"><text:tab/><text:tab/><text:tab/><text:tab/>字段名称_8:单据编号</text:p>
      <text:p text:style-name="P147"><text:tab/><text:tab/><text:tab/><text:tab/>字段名称_9: 单据数量</text:p>
      <text:p text:style-name="P147"><text:tab/><text:tab/><text:tab/><text:tab/>字段名称_10:报销总金额</text:p>
      <text:p text:style-name="P9"><text:tab/><text:tab/><text:tab/><text:tab/>字段名称_<text:span text:style-name="T64">1</text:span>4:报销人备注</text:p>
      <text:p text:style-name="P147"><text:tab/><text:tab/><text:tab/><text:tab/>字段名称_<text:span text:style-name="T64">1</text:span>5:收票人</text:p>
      <text:p text:style-name="P147"><text:tab/><text:tab/><text:tab/><text:tab/>字段名称_11:收票时间</text:p>
      <text:p text:style-name="P162"><text:tab/><text:tab/><text:tab/><text:tab/>字段名称_<text:span text:style-name="T63">12:</text:span><text:span text:style-name="T11">收到发票情况</text:span></text:p>
      <text:p text:style-name="P162"><text:span text:style-name="T11"><text:tab/><text:tab/><text:tab/><text:tab/>字段名称_12:</text:span><text:span text:style-name="T12">是否收到单据 </text:span></text:p>
      <text:p text:style-name="P147"><text:tab/><text:tab/><text:tab/><text:tab/>字段名称_<text:span text:style-name="T64">1</text:span>3:预计付款时间</text:p>
      <text:p text:style-name="P147"><text:soft-page-break/><text:tab/><text:tab/><text:tab/><text:tab/>字段名称_<text:span text:style-name="T64">14</text:span>:负责人</text:p>
      <text:p text:style-name="P147"><text:tab/><text:tab/><text:tab/><text:tab/>字段名称_<text:span text:style-name="T64">15</text:span>:负责人审核状态</text:p>
      <text:p text:style-name="P147"><text:tab/><text:tab/><text:tab/><text:tab/>字段名称_<text:span text:style-name="T64">16</text:span>:状态 分析人员申请冻结</text:p>
      <text:p text:style-name="P147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47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47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47"><text:span text:style-name="T23"><text:tab/><text:tab/><text:tab/><text:tab/>字段名称_</text:span><text:span text:style-name="T24">20</text:span><text:span text:style-name="T23">:是否支付</text:span></text:p>
      <text:p text:style-name="P98"><text:tab/><text:tab/><text:tab/><text:tab/></text:p>
      <text:p text:style-name="P148"><text:tab/><text:tab/><text:tab/></text:p>
      <text:p text:style-name="P148"><text:span text:style-name="T80"><text:tab/><text:tab/><text:tab/>功能名称_</text:span><text:span text:style-name="T83">2</text:span><text:span text:style-name="T80">:分析 <text:s text:c="3"/>功能类型:编辑</text:span></text:p>
      <text:p text:style-name="P194"><text:tab/><text:tab/><text:tab/><text:tab/>有一个隐藏id</text:p>
      <text:p text:style-name="P148"><text:span text:style-name="T80"><text:tab/><text:tab/><text:tab/><text:tab/>审核情况为下拉框</text:span><text:span text:style-name="T95">(通过/不通过) <text:s/>必填</text:span></text:p>
      <text:p text:style-name="P194"/>
      <text:p text:style-name="P194"/>
      <text:p text:style-name="P194"/>
      <text:p text:style-name="P194"/>
      <text:p text:style-name="P194"/>
      <text:p text:style-name="P193"><draw:frame draw:style-name="fr2" draw:name="Image8" text:anchor-type="paragraph" svg:width="17.59cm" svg:height="7.615cm" draw:z-index="7"><draw:image xlink:href="Pictures/10000201000004BF0000020E7FF342AC9BE0D9E1.png" xlink:type="simple" xlink:show="embed" xlink:actuate="onLoad"/></draw:frame><text:tab/><text:tab/><text:tab/><text:tab/></text:p>
      <text:p text:style-name="P149"><text:tab/><text:tab/><text:span text:style-name="T80">功能名称_</text:span><text:span text:style-name="T96">3</text:span><text:span text:style-name="T80">:申请</text:span><text:span text:style-name="T96">冻结</text:span><text:span text:style-name="T80"> <text:s text:c="3"/>功能类型:编辑</text:span></text:p>
      <text:p text:style-name="P195"><text:tab/><text:tab/><text:tab/><text:tab/>有一个隐藏id</text:p>
      <text:p text:style-name="P195"><text:tab/><text:tab/><text:tab/><text:tab/>是否确定申请冻结？</text:p>
      <text:p text:style-name="P196"><text:tab/><text:tab/>功能名称_<text:span text:style-name="T109">4</text:span>:搜索 功能类型: <text:s/></text:p>
      <text:p text:style-name="P196"><draw:frame draw:style-name="fr3" draw:name="Image9" text:anchor-type="paragraph" svg:width="12.726cm" svg:height="4.392cm" draw:z-index="8"><draw:image xlink:href="Pictures/10000201000001E1000000A6176CA4D383A18496.png" xlink:type="simple" xlink:show="embed" xlink:actuate="onLoad"/></draw:frame><text:tab/><text:tab/><text:tab/><text:tab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49"><text:span text:style-name="T28"><text:tab/>导航名_</text:span><text:span text:style-name="T31">5</text:span><text:span text:style-name="T28">:</text:span><text:span text:style-name="T30">已分析</text:span></text:p>
      <text:p text:style-name="P120"><text:tab/><text:tab/><text:tab/><text:span text:style-name="T80">功能名字_1:列表 <text:s/>功能类型:网格 (有网格)</text:span></text:p>
      <text:p text:style-name="P150"><text:tab/><text:tab/><text:tab/><text:tab/><text:span text:style-name="T80">有一个隐藏id</text:span></text:p>
      <text:p text:style-name="P150"><text:tab/><text:tab/><text:tab/><text:tab/>字段名称_1:填单人</text:p>
      <text:p text:style-name="P150"><text:soft-page-break/><text:tab/><text:tab/><text:tab/><text:tab/>字段名称_2:提交时间</text:p>
      <text:p text:style-name="P150"><text:tab/><text:tab/><text:tab/><text:tab/>字段名称_3:处理时间</text:p>
      <text:p text:style-name="P150"><text:tab/><text:tab/><text:tab/><text:tab/>字段名称_4:地区</text:p>
      <text:p text:style-name="P150"><text:tab/><text:tab/><text:tab/><text:tab/>字段名称_5:报销单号</text:p>
      <text:p text:style-name="P150"><text:tab/><text:tab/><text:tab/><text:tab/>字段名称_6:报销人</text:p>
      <text:p text:style-name="P150"><text:tab/><text:tab/><text:tab/><text:tab/>字段名称_7:项目</text:p>
      <text:p text:style-name="P150"><text:tab/><text:tab/><text:tab/><text:tab/>字段名称_8:单据编号</text:p>
      <text:p text:style-name="P150"><text:tab/><text:tab/><text:tab/><text:tab/>字段名称_9: 单据数量</text:p>
      <text:p text:style-name="P150"><text:tab/><text:tab/><text:tab/><text:tab/>字段名称_10:报销总金额</text:p>
      <text:p text:style-name="P10"><text:tab/><text:tab/><text:tab/><text:tab/>字段名称_<text:span text:style-name="T64">1</text:span>4:报销人备注</text:p>
      <text:p text:style-name="P150"><text:tab/><text:tab/><text:tab/><text:tab/>字段名称_<text:span text:style-name="T64">1</text:span>5:收票人</text:p>
      <text:p text:style-name="P150"><text:tab/><text:tab/><text:tab/><text:tab/>字段名称_11:收票时间</text:p>
      <text:p text:style-name="P150"><text:tab/><text:tab/><text:tab/><text:tab/>字段名称_<text:span text:style-name="T63">12:</text:span><text:span text:style-name="T11">收票情况</text:span></text:p>
      <text:p text:style-name="P161"><text:span text:style-name="T11"><text:tab/><text:tab/><text:tab/><text:tab/>字段名称_12:</text:span><text:span text:style-name="T12">是否收到单据 </text:span></text:p>
      <text:p text:style-name="P150"><text:tab/><text:tab/><text:tab/><text:tab/>字段名称_<text:span text:style-name="T64">1</text:span>3:预计付款时间</text:p>
      <text:p text:style-name="P150"><text:tab/><text:tab/><text:tab/><text:tab/>字段名称_<text:span text:style-name="T64">14</text:span>:负责人</text:p>
      <text:p text:style-name="P150"><text:tab/><text:tab/><text:tab/><text:tab/>字段名称_<text:span text:style-name="T64">15</text:span>:负责人审核状态</text:p>
      <text:p text:style-name="P150"><text:tab/><text:tab/><text:tab/><text:tab/>字段名称_<text:span text:style-name="T64">16</text:span>:状态 分析人员申请冻结</text:p>
      <text:p text:style-name="P150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0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0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0"><text:span text:style-name="T23"><text:tab/><text:tab/><text:tab/><text:tab/>字段名称_</text:span><text:span text:style-name="T24">20</text:span><text:span text:style-name="T23">:是否支付</text:span></text:p>
      <text:p text:style-name="P120"><text:tab/><text:tab/><text:tab/></text:p>
      <text:p text:style-name="P151"><text:tab/><text:tab/><text:tab/><text:span text:style-name="T80">功能名称_</text:span><text:span text:style-name="T97">4</text:span><text:span text:style-name="T80">:搜索 功能类型: <text:s/></text:span></text:p>
      <text:p text:style-name="P92"><text:tab/><text:tab/><text:tab/><text:tab/> <text:s/></text:p>
      <text:p text:style-name="P95"><draw:frame draw:style-name="fr3" draw:name="Image10" text:anchor-type="paragraph" svg:width="12.726cm" svg:height="4.392cm" draw:z-index="9"><draw:image xlink:href="Pictures/10000201000001E1000000A6176CA4D383A18496.png" xlink:type="simple" xlink:show="embed" xlink:actuate="onLoad"/></draw:frame><text:tab/><text:tab/><text:tab/><text:tab/><text:tab/><text:tab/><text:tab/><text:tab/></text:p>
      <text:p text:style-name="P99"><text:tab/><text:tab/><text:tab/><text:tab/></text:p>
      <text:p text:style-name="P151"><text:tab/><text:tab/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><text:tab/><text:tab/></text:p>
      <text:p text:style-name="P63"><text:tab/><text:tab/><text:tab/><text:tab/></text:p>
      <text:p text:style-name="P92"/>
      <text:p text:style-name="P2"><text:tab/><text:tab/><text:tab/></text:p>
      <text:p text:style-name="P4"><text:tab/><text:tab/><text:tab/> <text:tab/></text:p>
      <text:p text:style-name="P8"><text:span text:style-name="T42"><text:tab/><text:tab/></text:span><text:span text:style-name="T28">导航名_</text:span><text:span text:style-name="T32">6</text:span><text:span text:style-name="T28">:</text:span><text:span text:style-name="T30">帐务核对</text:span></text:p>
      <text:p text:style-name="P121"><text:tab/><text:tab/><text:tab/><text:span text:style-name="T80">功能名字_1:列表 <text:s/>功能类型:网格 (有网格)</text:span></text:p>
      <text:p text:style-name="P121"><text:tab/><text:tab/><text:tab/><text:tab/><text:span text:style-name="T80">有一个隐藏id</text:span></text:p>
      <text:p text:style-name="P152"><text:tab/><text:tab/><text:tab/><text:tab/>字段名称_1:填单人</text:p>
      <text:p text:style-name="P152"><text:tab/><text:tab/><text:tab/><text:tab/>字段名称_2:提交时间</text:p>
      <text:p text:style-name="P152"><text:tab/><text:tab/><text:tab/><text:tab/>字段名称_3:处理时间</text:p>
      <text:p text:style-name="P152"><text:tab/><text:tab/><text:tab/><text:tab/>字段名称_4:地区</text:p>
      <text:p text:style-name="P152"><text:tab/><text:tab/><text:tab/><text:tab/>字段名称_5:报销单号</text:p>
      <text:p text:style-name="P152"><text:tab/><text:tab/><text:tab/><text:tab/>字段名称_6:报销人</text:p>
      <text:p text:style-name="P152"><text:tab/><text:tab/><text:tab/><text:tab/>字段名称_7:项目</text:p>
      <text:p text:style-name="P152"><text:tab/><text:tab/><text:tab/><text:tab/>字段名称_8:单据编号</text:p>
      <text:p text:style-name="P152"><text:tab/><text:tab/><text:tab/><text:tab/>字段名称_9: 单据数量</text:p>
      <text:p text:style-name="P152"><text:tab/><text:tab/><text:tab/><text:tab/>字段名称_10:报销总金额</text:p>
      <text:p text:style-name="P11"><text:tab/><text:tab/><text:tab/><text:tab/>字段名称_<text:span text:style-name="T64">1</text:span>4:报销人备注</text:p>
      <text:p text:style-name="P152"><text:soft-page-break/><text:tab/><text:tab/><text:tab/><text:tab/>字段名称_<text:span text:style-name="T64">1</text:span>5:收票人</text:p>
      <text:p text:style-name="P152"><text:tab/><text:tab/><text:tab/><text:tab/>字段名称_11:收票时间</text:p>
      <text:p text:style-name="P152"><text:tab/><text:tab/><text:tab/><text:tab/>字段名称_<text:span text:style-name="T63">12:</text:span><text:span text:style-name="T11">收票情况</text:span><text:bookmark-start text:name="__DdeLink__10415_2052562497"/></text:p>
      <text:p text:style-name="P160"><text:span text:style-name="T11"><text:tab/><text:tab/><text:tab/><text:tab/></text:span><text:span text:style-name="T2">字段名称_</text:span><text:span text:style-name="T11">12:</text:span><text:span text:style-name="T16">是否收到单据 </text:span><text:bookmark-end text:name="__DdeLink__10415_2052562497"/></text:p>
      <text:p text:style-name="P152"><text:tab/><text:tab/><text:tab/><text:tab/>字段名称_<text:span text:style-name="T64">1</text:span>3:预计付款时间</text:p>
      <text:p text:style-name="P152"><text:tab/><text:tab/><text:tab/><text:tab/>字段名称_<text:span text:style-name="T64">14</text:span>:负责人</text:p>
      <text:p text:style-name="P152"><text:tab/><text:tab/><text:tab/><text:tab/>字段名称_<text:span text:style-name="T64">15</text:span>:负责人审核状态</text:p>
      <text:p text:style-name="P152"><text:tab/><text:tab/><text:tab/><text:tab/>字段名称_<text:span text:style-name="T64">16</text:span>:状态 分析人员申请冻结</text:p>
      <text:p text:style-name="P152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2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2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2"><text:span text:style-name="T26"><text:tab/><text:tab/><text:tab/><text:tab/>字段名称_</text:span><text:span text:style-name="T25">20</text:span><text:span text:style-name="T26">:是否支付</text:span></text:p>
      <text:p text:style-name="P32"/>
      <text:p text:style-name="P32"/>
      <text:p text:style-name="P32"/>
      <text:p text:style-name="P32"/>
      <text:p text:style-name="P32"/>
      <text:p text:style-name="P18"><text:tab/><text:tab/><text:tab/>功能名称_2:收到单据 <text:s text:c="3"/>功能类型:编辑 </text:p>
      <text:p text:style-name="P33"><text:tab/><text:tab/><text:tab/><text:tab/><text:span text:style-name="T80">有一个隐藏id</text:span></text:p>
      <text:p text:style-name="P34"><text:span text:style-name="T80"><text:tab/><text:tab/><text:tab/><text:tab/></text:span>字段名称_1:收票人<text:tab/><text:tab/>标签类型<text:span text:style-name="T110">：文本框 <text:s text:c="2"/>必填</text:span></text:p>
      <text:p text:style-name="P153"><text:tab/><text:tab/><text:tab/><text:tab/>字段名称_2:收票日期 <text:s text:c="2"/>标签类型<text:span text:style-name="T110">：日期框(年月日) <text:s/>必填</text:span></text:p>
      <text:p text:style-name="P47"><text:span text:style-name="T80"><text:tab/><text:tab/><text:tab/><text:tab/></text:span>字段名称_3:收到情况 <text:s text:c="5"/>标签类型<text:span text:style-name="T110">：文本框</text:span></text:p>
      <text:p text:style-name="P48"><text:tab/><text:tab/><text:tab/><text:tab/>字段名称_<text:span text:style-name="T116">4</text:span>:是否收到单据 <text:s text:c="5"/>标签类型<text:span text:style-name="T110">：下拉框（是/否）必填</text:span></text:p>
      <text:p text:style-name="P170"><text:tab/><text:tab/><text:tab/><text:span text:style-name="T93">功能名称_</text:span><text:span text:style-name="T98">3</text:span><text:span text:style-name="T93">:搜索 功能类型: <text:s/></text:span></text:p>
      <text:p text:style-name="P202"><draw:frame draw:style-name="fr3" draw:name="Image11" text:anchor-type="paragraph" svg:width="12.726cm" svg:height="4.392cm" draw:z-index="10"><draw:image xlink:href="Pictures/10000201000001E1000000A6176CA4D383A18496.png" xlink:type="simple" xlink:show="embed" xlink:actuate="onLoad"/></draw:frame><text:tab/><text:tab/><text:tab/><text:tab/></text:p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202"/>
      <text:p text:style-name="P168"/>
      <text:p text:style-name="P169"><text:tab/><text:tab/><text:span text:style-name="T33">导航名_</text:span><text:span text:style-name="T34">7</text:span><text:span text:style-name="T33">:</text:span><text:span text:style-name="T30">等待付款</text:span></text:p>
      <text:p text:style-name="P122"><text:tab/><text:tab/><text:tab/><text:span text:style-name="T80">功能名字_1:列表 <text:s/>功能类型:网格 (有网格)</text:span></text:p>
      <text:p text:style-name="P184"><text:tab/><text:tab/><text:tab/><text:tab/><text:span text:style-name="T80">有一个隐藏id</text:span></text:p>
      <text:p text:style-name="P154"><text:span text:style-name="T99"><text:tab/><text:tab/><text:tab/><text:tab/></text:span><text:span text:style-name="T111">字段名称_1:填单人</text:span></text:p>
      <text:p text:style-name="P154"><text:tab/><text:tab/><text:tab/><text:tab/>字段名称_2:提交时间</text:p>
      <text:p text:style-name="P154"><text:tab/><text:tab/><text:tab/><text:tab/>字段名称_3:处理时间</text:p>
      <text:p text:style-name="P154"><text:tab/><text:tab/><text:tab/><text:tab/>字段名称_4:地区</text:p>
      <text:p text:style-name="P154"><text:tab/><text:tab/><text:tab/><text:tab/>字段名称_5:报销单号</text:p>
      <text:p text:style-name="P154"><text:tab/><text:tab/><text:tab/><text:tab/>字段名称_6:报销人</text:p>
      <text:p text:style-name="P154"><text:tab/><text:tab/><text:tab/><text:tab/>字段名称_7:项目</text:p>
      <text:p text:style-name="P154"><text:tab/><text:tab/><text:tab/><text:tab/>字段名称_8:单据编号</text:p>
      <text:p text:style-name="P154"><text:tab/><text:tab/><text:tab/><text:tab/>字段名称_9: 单据数量</text:p>
      <text:p text:style-name="P154"><text:tab/><text:tab/><text:tab/><text:tab/>字段名称_10:报销总金额</text:p>
      <text:p text:style-name="P12"><text:tab/><text:tab/><text:tab/><text:tab/>字段名称_<text:span text:style-name="T64">1</text:span>4:报销人备注</text:p>
      <text:p text:style-name="P154"><text:tab/><text:tab/><text:tab/><text:tab/>字段名称_<text:span text:style-name="T64">1</text:span>5:收票人</text:p>
      <text:p text:style-name="P154"><text:tab/><text:tab/><text:tab/><text:tab/>字段名称_11:收票时间</text:p>
      <text:p text:style-name="P154"><text:tab/><text:tab/><text:tab/><text:tab/>字段名称_<text:span text:style-name="T63">12:</text:span><text:span text:style-name="T11">收到发票情况</text:span></text:p>
      <text:p text:style-name="P154"><text:tab/><text:tab/><text:tab/><text:tab/>字段名称_<text:span text:style-name="T64">1</text:span>3:预计付款时间</text:p>
      <text:p text:style-name="P154"><text:soft-page-break/><text:tab/><text:tab/><text:tab/><text:tab/>字段名称_<text:span text:style-name="T64">14</text:span>:负责人</text:p>
      <text:p text:style-name="P154"><text:tab/><text:tab/><text:tab/><text:tab/>字段名称_<text:span text:style-name="T64">15</text:span>:负责人审核状态</text:p>
      <text:p text:style-name="P154"><text:tab/><text:tab/><text:tab/><text:tab/>字段名称_<text:span text:style-name="T64">16</text:span>:状态 分析人员申请冻结</text:p>
      <text:p text:style-name="P154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4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4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4"><text:span text:style-name="T56"><text:tab/><text:tab/><text:tab/><text:tab/>字段名称_</text:span><text:span text:style-name="T57">20</text:span><text:span text:style-name="T56">:是否支付</text:span></text:p>
      <text:p text:style-name="P158"><text:span text:style-name="T56"><text:tab/><text:tab/><text:tab/><text:tab/></text:span><text:bookmark-start text:name="__DdeLink__14205_1441382339"/><text:span text:style-name="T56">字段名称_</text:span><text:span text:style-name="T57">2</text:span><text:span text:style-name="T59">1</text:span><text:span text:style-name="T56">:</text:span><text:span text:style-name="T59">付款来源</text:span><text:bookmark-end text:name="__DdeLink__14205_1441382339"/></text:p>
      <text:p text:style-name="P123"><text:tab/><text:tab/><text:tab/><text:tab/></text:p>
      <text:p text:style-name="P124"><text:tab/><text:tab/><text:tab/><text:span text:style-name="T80">功能名称_2:预计付款 功能类型:编辑 </text:span></text:p>
      <text:p text:style-name="P190"><text:tab/><text:tab/><text:tab/><text:tab/>隐藏id</text:p>
      <text:p text:style-name="P204"><text:tab/><text:tab/><text:tab/><text:tab/></text:p>
      <text:p text:style-name="P204"/>
      <text:p text:style-name="P204"><draw:frame draw:style-name="fr2" draw:name="Image4" text:anchor-type="paragraph" svg:width="17.59cm" svg:height="6.973cm" draw:z-index="11"><draw:image xlink:href="Pictures/100002010000034D0000014FA82C0820754AB545.png" xlink:type="simple" xlink:show="embed" xlink:actuate="onLoad"/></draw:frame><text:tab/><text:tab/><text:tab/><text:tab/></text:p>
      <text:p text:style-name="P203"><text:s/></text:p>
      <text:p text:style-name="P125"><text:span text:style-name="T104"><text:tab/><text:tab/> <text:s text:c="2"/></text:span><text:span text:style-name="T80">功能名称_</text:span><text:span text:style-name="T84">3</text:span><text:span text:style-name="T80">:付款 功能类型: </text:span><text:span text:style-name="T104"><text:tab/>编辑</text:span></text:p>
      <text:p text:style-name="P201"><text:tab/><text:tab/><text:tab/> <text:s/>隐藏id</text:p>
      <text:p text:style-name="P201"><text:tab/><text:tab/><text:tab/>只有支付来源和付款时间可以编辑 且必填 <text:s/><text:span text:style-name="T112">，其他的是不可编辑。</text:span></text:p>
      <text:p text:style-name="P201"><text:tab/><text:tab/><text:tab/>付款来源是手填下拉框 </text:p>
      <text:p text:style-name="P201"><draw:frame draw:style-name="fr1" draw:name="Image12" text:anchor-type="paragraph" svg:width="17.59cm" svg:height="4.256cm" draw:z-index="12"><draw:image xlink:href="Pictures/10000201000003E8000000F2004D74D9EECC0C11.png" xlink:type="simple" xlink:show="embed" xlink:actuate="onLoad"/></draw:frame><text:tab/><text:tab/><text:tab/></text:p>
      <text:p text:style-name="P24"><text:tab/><text:tab/></text:p>
      <text:p text:style-name="P24"/>
      <text:p text:style-name="P25"><text:tab/><text:tab/><text:tab/><text:span text:style-name="T80">功能名称_</text:span><text:span text:style-name="T86">5</text:span><text:span text:style-name="T80">:</text:span><text:span text:style-name="T85">导出 </text:span><text:span text:style-name="T80"><text:s/>功能类型: </text:span></text:p>
      <text:p text:style-name="P67"><text:tab/><text:tab/><text:tab/></text:p>
      <text:p text:style-name="P67"><draw:frame draw:style-name="fr2" draw:name="Image13" text:anchor-type="paragraph" svg:width="17.59cm" svg:height="3.078cm" draw:z-index="13"><draw:image xlink:href="Pictures/10000201000003200000008CED79CC883B8ACC24.png" xlink:type="simple" xlink:show="embed" xlink:actuate="onLoad"/></draw:frame><text:soft-page-break/></text:p>
      <text:p text:style-name="P27"><text:tab/><text:tab/><text:tab/></text:p>
      <text:p text:style-name="P26"><text:tab/><text:tab/><text:tab/><text:tab/></text:p>
      <text:p text:style-name="P26"/>
      <text:p text:style-name="P26"/>
      <text:p text:style-name="P28"><text:tab/><text:tab/><text:span text:style-name="T65">导航名_</text:span><text:span text:style-name="T67">8</text:span><text:span text:style-name="T65">:已付款</text:span><text:span text:style-name="T66">记录</text:span></text:p>
      <text:p text:style-name="P126"><text:tab/><text:tab/><text:tab/><text:span text:style-name="T80">功能名字_1:列表 <text:s/>功能类型:网格 (有网格)</text:span></text:p>
      <text:p text:style-name="P185"><text:tab/><text:tab/><text:tab/><text:tab/><text:span text:style-name="T80">有一个隐藏id</text:span></text:p>
      <text:p text:style-name="P155"><text:span text:style-name="T99"><text:tab/><text:tab/><text:tab/><text:tab/></text:span><text:span text:style-name="T111">字段名称_1:填单人</text:span></text:p>
      <text:p text:style-name="P155"><text:tab/><text:tab/><text:tab/><text:tab/>字段名称_2:提交时间</text:p>
      <text:p text:style-name="P155"><text:tab/><text:tab/><text:tab/><text:tab/>字段名称_3:处理时间</text:p>
      <text:p text:style-name="P155"><text:tab/><text:tab/><text:tab/><text:tab/>字段名称_4:地区</text:p>
      <text:p text:style-name="P155"><text:tab/><text:tab/><text:tab/><text:tab/>字段名称_5:报销单号</text:p>
      <text:p text:style-name="P155"><text:tab/><text:tab/><text:tab/><text:tab/>字段名称_6:报销人</text:p>
      <text:p text:style-name="P155"><text:tab/><text:tab/><text:tab/><text:tab/>字段名称_7:项目</text:p>
      <text:p text:style-name="P155"><text:tab/><text:tab/><text:tab/><text:tab/>字段名称_8:单据编号</text:p>
      <text:p text:style-name="P155"><text:tab/><text:tab/><text:tab/><text:tab/>字段名称_9: 单据数量</text:p>
      <text:p text:style-name="P155"><text:tab/><text:tab/><text:tab/><text:tab/>字段名称_10:报销总金额</text:p>
      <text:p text:style-name="P13"><text:tab/><text:tab/><text:tab/><text:tab/>字段名称_<text:span text:style-name="T64">1</text:span>4:报销人备注</text:p>
      <text:p text:style-name="P155"><text:tab/><text:tab/><text:tab/><text:tab/>字段名称_<text:span text:style-name="T64">1</text:span>5:收票人</text:p>
      <text:p text:style-name="P155"><text:tab/><text:tab/><text:tab/><text:tab/>字段名称_11:收票时间</text:p>
      <text:p text:style-name="P155"><text:tab/><text:tab/><text:tab/><text:tab/>字段名称_<text:span text:style-name="T63">12:</text:span><text:span text:style-name="T11">收到发票情况</text:span></text:p>
      <text:p text:style-name="P155"><text:tab/><text:tab/><text:tab/><text:tab/>字段名称_<text:span text:style-name="T64">1</text:span>3:预计付款时间</text:p>
      <text:p text:style-name="P155"><text:tab/><text:tab/><text:tab/><text:tab/>字段名称_<text:span text:style-name="T64">14</text:span>:负责人</text:p>
      <text:p text:style-name="P155"><text:tab/><text:tab/><text:tab/><text:tab/>字段名称_<text:span text:style-name="T64">15</text:span>:负责人审核状态</text:p>
      <text:p text:style-name="P155"><text:tab/><text:tab/><text:tab/><text:tab/>字段名称_<text:span text:style-name="T64">16</text:span>:状态 分析人员申请冻结</text:p>
      <text:p text:style-name="P155"><text:span text:style-name="T2"><text:tab/><text:tab/><text:tab/><text:tab/>字段名称_</text:span><text:span text:style-name="T5">1</text:span><text:span text:style-name="T14">7</text:span><text:span text:style-name="T2">:审核时间 <text:s/></text:span></text:p>
      <text:p text:style-name="P155"><text:span text:style-name="T2"><text:tab/><text:tab/><text:tab/><text:tab/>字段名称_</text:span><text:span text:style-name="T5">1</text:span><text:span text:style-name="T14">8</text:span><text:span text:style-name="T2">: 审核意见</text:span></text:p>
      <text:p text:style-name="P155"><text:span text:style-name="T2"><text:tab/><text:tab/><text:tab/><text:tab/>字段名称_</text:span><text:span text:style-name="T10">1</text:span><text:span text:style-name="T14">9</text:span><text:span text:style-name="T2">:支付计划 </text:span></text:p>
      <text:p text:style-name="P155"><text:span text:style-name="T56"><text:tab/><text:tab/><text:tab/><text:tab/>字段名称_</text:span><text:span text:style-name="T57">20</text:span><text:span text:style-name="T56">:是否支付</text:span></text:p>
      <text:p text:style-name="P155"><text:span text:style-name="T56"><text:tab/><text:tab/><text:tab/><text:tab/>字段名称_</text:span><text:span text:style-name="T58">21:支付时间</text:span></text:p>
      <text:p text:style-name="P159"><text:span text:style-name="T58"><text:tab/><text:tab/><text:tab/><text:tab/></text:span><text:span text:style-name="T56">字段名称_</text:span><text:span text:style-name="T57">2</text:span><text:span text:style-name="T60">2</text:span><text:span text:style-name="T56">:</text:span><text:span text:style-name="T59">付款来源</text:span></text:p>
      <text:p text:style-name="P126"><text:tab/><text:tab/><text:tab/><text:tab/></text:p>
      <text:p text:style-name="P126"><text:tab/><text:tab/><text:tab/><text:tab/></text:p>
      <text:p text:style-name="P29"><text:tab/><text:tab/><text:tab/><text:span text:style-name="T80">功能名称_</text:span><text:span text:style-name="T87">2</text:span><text:span text:style-name="T80">:生成记账凭证</text:span><text:span text:style-name="T85"> </text:span><text:span text:style-name="T80"><text:s/>功能类型:</text:span></text:p>
      <text:p text:style-name="P29"><text:tab/><text:tab/><text:tab/><text:tab/>隐藏id</text:p>
      <text:p text:style-name="P29"><draw:frame draw:style-name="fr2" draw:name="Image23" text:anchor-type="paragraph" svg:width="17.59cm" svg:height="8.675cm" draw:z-index="0"><draw:image xlink:href="Pictures/100000000000040E000002004B6DDAE0DF92AA2D.png" xlink:type="simple" xlink:show="embed" xlink:actuate="onLoad"/></draw:frame><text:soft-page-break/><text:tab/><text:tab/><text:tab/><text:tab/></text:p>
      <text:p text:style-name="P29"/>
      <text:p text:style-name="P30"><text:tab/><text:tab/></text:p>
      <text:p text:style-name="P30"/>
      <text:p text:style-name="P30"/>
      <text:p text:style-name="P30"/>
      <text:p text:style-name="P30"/>
      <text:p text:style-name="P30"><text:tab/><text:tab/><text:tab/><text:span text:style-name="T80">功能名称_</text:span><text:span text:style-name="T88">3</text:span><text:span text:style-name="T80">:</text:span><text:span text:style-name="T85">导出 </text:span><text:span text:style-name="T80"><text:s/>功能类型: </text:span></text:p>
      <text:p text:style-name="P68"><text:tab/><text:tab/><text:tab/><text:tab/>根据支付日期导出</text:p>
      <text:p text:style-name="P68"/>
      <text:p text:style-name="P68"/>
      <text:p text:style-name="P68"/>
      <text:p text:style-name="P68"/>
      <text:p text:style-name="P68"/>
      <text:p text:style-name="P68"/>
      <text:p text:style-name="P35"><text:span text:style-name="T80"><text:tab/><text:tab/><text:tab/>功能名称_</text:span><text:span text:style-name="T89">4</text:span><text:span text:style-name="T80">:报销人汇总</text:span><text:span text:style-name="T85"> </text:span><text:span text:style-name="T80"><text:s/>功能类型: </text:span></text:p>
      <text:p text:style-name="P35"><text:span text:style-name="T80"><text:tab/><text:tab/><text:tab/><text:tab/></text:span>选择字段_<text:span text:style-name="T114">1:报销人 <text:s/>标签类型 ： 手填下拉框 <text:s text:c="3"/></text:span></text:p>
      <text:p text:style-name="P52"><text:tab/><text:tab/><text:tab/><text:tab/>选择字段_2:时间 <text:s text:c="5"/>标签类型： <text:s/>时间段 <text:s text:c="3"/>日期框</text:p>
      <text:p text:style-name="P38"><text:span text:style-name="T114"><text:tab/><text:tab/><text:tab/><text:tab/></text:span><text:bookmark-start text:name="__DdeLink__14221_1441382339"/><text:span text:style-name="T114">当没选择报销人和时间时，表头有：(报销人 \金额)</text:span><text:bookmark-end text:name="__DdeLink__14221_1441382339"/></text:p>
      <text:p text:style-name="P46"><text:span text:style-name="T115"><text:tab/><text:tab/><text:tab/><text:tab/></text:span><text:bookmark-start text:name="__DdeLink__14224_1441382339"/><text:span text:style-name="T115">当有选日期，没选</text:span><text:bookmark-start text:name="__DdeLink__14218_1441382339"/><text:span text:style-name="T115">报销人</text:span><text:bookmark-end text:name="__DdeLink__14218_1441382339"/><text:span text:style-name="T115">时，表头有:(报销人/时间段/金额) </text:span><text:bookmark-end text:name="__DdeLink__14224_1441382339"/></text:p>
      <text:p text:style-name="P44"><text:span text:style-name="T115"><text:tab/><text:tab/><text:tab/><text:tab/></text:span><text:bookmark-start text:name="__DdeLink__14226_1441382339"/><text:span text:style-name="T115">当有选报销人，没选日期时，表头有:(报销人/地区/项目/项目组/一级科目/二级科目/三级科目/金额)</text:span><text:bookmark-end text:name="__DdeLink__14226_1441382339"/></text:p>
      <text:p text:style-name="P38"><text:span text:style-name="T115"><text:tab/><text:tab/><text:tab/><text:tab/></text:span><text:bookmark-start text:name="__DdeLink__14228_1441382339"/><text:span text:style-name="T115">当有选日期和报销人时，表头有:(报销人/时间/地区/项目/项目组/一级科目/二级科目/三级科目/金额)</text:span><text:bookmark-end text:name="__DdeLink__14228_1441382339"/></text:p>
      <text:p text:style-name="P76"><text:tab/><text:tab/><text:tab/><text:tab/></text:p>
      <text:p text:style-name="P36"><text:span text:style-name="T80"><text:tab/><text:tab/><text:tab/>功能名称_</text:span><text:span text:style-name="T100">5</text:span><text:span text:style-name="T80">:科目汇总</text:span><text:span text:style-name="T85"> </text:span><text:span text:style-name="T80"><text:s/>功能类型: </text:span></text:p>
      <text:p text:style-name="P39"><text:span text:style-name="T80"><text:tab/><text:tab/><text:tab/><text:tab/></text:span>选择字段_<text:span text:style-name="T114">1:</text:span><text:bookmark-start text:name="__DdeLink__14209_1441382339"/><text:span text:style-name="T114">一级科目</text:span><text:bookmark-end text:name="__DdeLink__14209_1441382339"/><text:span text:style-name="T114"> <text:s/>标签类型 ： 手填下拉框 <text:s text:c="3"/></text:span></text:p>
      <text:p text:style-name="P53"><text:tab/><text:tab/><text:tab/><text:tab/>选择字段_2:时间 <text:s text:c="5"/>标签类型： <text:s/>时间段 <text:s text:c="3"/>日期框</text:p>
      <text:p text:style-name="P54"><text:tab/><text:tab/><text:tab/><text:tab/>当没选择一级科目和时间 时，表头有：( 一级科目 \金额)</text:p>
      <text:p text:style-name="P55"><text:tab/><text:tab/><text:tab/><text:tab/>当有选日期，没选一级科目 时，表头有:(一级科目 \时间段/金额) </text:p>
      <text:p text:style-name="P56"><text:tab/><text:tab/><text:tab/><text:tab/>当有选一级科目，没选日期时，表头有:(报销人/地区/项目/项目组/一级科目/二级科目/三级科目/金额)</text:p>
      <text:p text:style-name="P57"><text:tab/><text:tab/><text:tab/><text:tab/>当有选日期和报销人时，表头有:(报销人/时间/地区/项目/项目组/一级科目/二级科目/三级科目/金额)</text:p>
      <text:p text:style-name="P77"><text:tab/><text:tab/><text:tab/><text:tab/></text:p>
      <text:p text:style-name="P36"><text:span text:style-name="T80"><text:tab/><text:tab/><text:tab/>功能名称_</text:span><text:span text:style-name="T101">6</text:span><text:span text:style-name="T80">:地区汇总</text:span><text:span text:style-name="T85"> </text:span><text:span text:style-name="T80"><text:s/>功能类型: </text:span></text:p>
      <text:p text:style-name="P39"><text:span text:style-name="T80"><text:tab/><text:tab/><text:tab/><text:tab/></text:span>选择字段_<text:span text:style-name="T114">1:地区 <text:s/>标签类型 ： 手填下拉框 <text:s text:c="3"/></text:span></text:p>
      <text:p text:style-name="P53"><text:soft-page-break/><text:tab/><text:tab/><text:tab/><text:tab/>选择字段_2:时间 <text:s text:c="5"/>标签类型： <text:s/>时间段 <text:s text:c="3"/>日期框</text:p>
      <text:p text:style-name="P45"><text:span text:style-name="T114"><text:tab/><text:tab/><text:tab/><text:tab/>当没选择</text:span>地区<text:span text:style-name="T114">和时间时，表头有：(地区 \金额)</text:span></text:p>
      <text:p text:style-name="P46"><text:span text:style-name="T115"><text:tab/><text:tab/><text:tab/><text:tab/>当有选日期，没选</text:span>地区<text:span text:style-name="T115">时，表头有:(地区/时间段/金额) </text:span></text:p>
      <text:p text:style-name="P43"><text:span text:style-name="T115"><text:tab/><text:tab/><text:tab/><text:tab/>当有选</text:span>地区<text:span text:style-name="T115">，没选日期时，表头有:(地区/报销人 /项目/项目组/一级科目/二级科目/三级科目/金额)</text:span></text:p>
      <text:p text:style-name="P42"><text:span text:style-name="T115"><text:tab/><text:tab/><text:tab/><text:tab/>当有选日期和</text:span>地区<text:span text:style-name="T115">时，表头有:(地区/时间/报销人/项目/项目组/一级科目/二级科目/三级科目/金额)</text:span></text:p>
      <text:p text:style-name="P57"><text:tab/><text:tab/><text:tab/><text:tab/></text:p>
      <text:p text:style-name="P37"><text:span text:style-name="T80"><text:tab/><text:tab/><text:tab/>功能名称_</text:span><text:span text:style-name="T101">5</text:span><text:span text:style-name="T80">:项目汇总</text:span><text:span text:style-name="T85"> </text:span><text:span text:style-name="T80"><text:s/>功能类型: </text:span></text:p>
      <text:p text:style-name="P40"><text:span text:style-name="T80"><text:tab/><text:tab/><text:tab/><text:tab/></text:span>选择字段_<text:span text:style-name="T114">1:</text:span>项目<text:span text:style-name="T114"> <text:s/>标签类型 ： 手填下拉框 <text:s text:c="3"/></text:span></text:p>
      <text:p text:style-name="P53"><text:tab/><text:tab/><text:tab/><text:tab/>选择字段_2:时间 <text:s text:c="5"/>标签类型： <text:s/>时间段 <text:s text:c="3"/>日期框</text:p>
      <text:p text:style-name="P45"><text:span text:style-name="T114"><text:tab/><text:tab/><text:tab/><text:tab/>当没选择</text:span>项目<text:span text:style-name="T114">和时间时，表头有：(</text:span><text:bookmark-start text:name="__DdeLink__14233_1441382339"/>项目<text:span text:style-name="T115"> \</text:span><text:bookmark-end text:name="__DdeLink__14233_1441382339"/><text:span text:style-name="T115">金额)</text:span></text:p>
      <text:p text:style-name="P46"><text:span text:style-name="T115"><text:tab/><text:tab/><text:tab/><text:tab/>当有选日期，没选</text:span>项目<text:span text:style-name="T115">时，表头有:(</text:span>项目<text:span text:style-name="T115"> \时间段/金额) </text:span></text:p>
      <text:p text:style-name="P41"><text:span text:style-name="T115"><text:tab/><text:tab/><text:tab/><text:tab/>当有选</text:span>项目<text:span text:style-name="T115">，没选日期时，表头有:(报销人/地区/项目/项目组/一级科目/二级科目/三级科目/金额)</text:span></text:p>
      <text:p text:style-name="P41"><text:span text:style-name="T115"><text:tab/><text:tab/><text:tab/><text:tab/>当有选日期和</text:span>项目<text:span text:style-name="T115">时，表头有:(项目/ 时间/报销人/地区/项目组/一级科目/二级科目/三级科目/金额)</text:span></text:p>
      <text:p text:style-name="P57"><text:tab/><text:tab/><text:tab/><text:tab/></text:p>
      <text:p text:style-name="P70"/>
      <text:p text:style-name="P69"><text:tab/><text:span text:style-name="T70">导航下拉名_</text:span><text:span text:style-name="T71">2</text:span><text:span text:style-name="T70">:</text:span><text:span text:style-name="T72">设置</text:span></text:p>
      <text:p text:style-name="P31"><text:tab/><text:tab/><text:bookmark-start text:name="__DdeLink__14195_1441382339"/><text:span text:style-name="T65">导航名_</text:span><text:span text:style-name="T68">1</text:span><text:span text:style-name="T65">:报销分析</text:span><text:span text:style-name="T66">权限设置</text:span></text:p>
      <text:p text:style-name="P127"><text:tab/><text:tab/><text:tab/><text:span text:style-name="T80">功能名字_1:列表 <text:s/>功能类型:网格 (有网格)</text:span></text:p>
      <text:p text:style-name="P186"><text:tab/><text:tab/><text:tab/><text:tab/><text:span text:style-name="T80">有一个隐藏id</text:span></text:p>
      <text:p text:style-name="P187"><text:span text:style-name="T80"><text:tab/><text:tab/><text:tab/><text:tab/></text:span>字段名称_1:<text:span text:style-name="T18">员工编号</text:span></text:p>
      <text:p text:style-name="P156"><text:tab/><text:tab/><text:tab/><text:tab/>字段名称_2:<text:span text:style-name="T15">分析(审核)人</text:span></text:p>
      <text:p text:style-name="P156"><text:tab/><text:tab/><text:tab/><text:tab/>字段名称_3:<text:span text:style-name="T15">职位</text:span></text:p>
      <text:p text:style-name="P156"><text:tab/><text:tab/><text:tab/><text:tab/>字段名称_4:<text:span text:style-name="T15">审核人员部门</text:span></text:p>
      <text:p text:style-name="P127"><text:tab/><text:tab/><text:tab/><text:tab/>字段名称_5:备注</text:p>
      <text:p text:style-name="P127"><text:tab/><text:tab/><text:tab/><text:tab/></text:p>
      <text:p text:style-name="P171"><text:tab/><text:tab/><text:tab/><text:span text:style-name="T93">功能名字_</text:span><text:span text:style-name="T102">2</text:span><text:span text:style-name="T93">:添加 <text:s/>功能类型:添加</text:span></text:p>
      <text:p text:style-name="P172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173"><text:tab/><text:tab/><text:tab/><text:tab/><text:span text:style-name="T1">字段名称_2:备注 <text:s text:c="3"/></text:span><text:span text:style-name="T18">标签类型</text:span><text:span text:style-name="T19">：文本框 <text:s text:c="3"/>非必填 </text:span></text:p>
      <text:p text:style-name="P58"/>
      <text:p text:style-name="P174"><text:span text:style-name="T19"><text:tab/><text:tab/><text:tab/></text:span><text:bookmark-start text:name="__DdeLink__14190_1441382339"/><text:span text:style-name="T49">功能名字_</text:span><text:span text:style-name="T50">3</text:span><text:span text:style-name="T49">:编辑 功能类型:编辑</text:span></text:p>
      <text:p text:style-name="P71"><text:tab/><text:tab/><text:tab/><text:tab/>隐藏id<text:bookmark-end text:name="__DdeLink__14190_1441382339"/></text:p>
      <text:p text:style-name="P174"><text:tab/><text:tab/><text:tab/><text:tab/><text:span text:style-name="T1">字段名称_1:</text:span><text:span text:style-name="T18">分析(审核)人 <text:s/>标签类型</text:span><text:span text:style-name="T19">：手填下拉框 <text:s text:c="3"/>必填 <text:s text:c="2"/></text:span></text:p>
      <text:p text:style-name="P174"><text:span text:style-name="T19"><text:tab/><text:tab/><text:tab/><text:tab/></text:span><text:span text:style-name="T20">字段名称_</text:span><text:span text:style-name="T21">2</text:span><text:span text:style-name="T20">:备注 <text:s text:c="3"/></text:span><text:span text:style-name="T18">标签类型</text:span><text:span text:style-name="T19">：文本框 <text:s text:c="3"/>非必填 </text:span></text:p>
      <text:p text:style-name="P59"/>
      <text:p text:style-name="P175"><text:span text:style-name="T19"><text:tab/><text:tab/><text:tab/></text:span><text:span text:style-name="T49">功能名字_</text:span><text:span text:style-name="T51">4</text:span><text:span text:style-name="T49">:删除</text:span></text:p>
      <text:p text:style-name="P72"><text:tab/><text:tab/><text:tab/><text:tab/>隐藏id</text:p>
      <text:p text:style-name="P175"><text:span text:style-name="T49"><text:tab/><text:tab/><text:tab/><text:tab/>确定删除数据</text:span><text:span text:style-name="T52">？</text:span><text:bookmark-end text:name="__DdeLink__14195_1441382339"/></text:p>
      <text:p text:style-name="P176"><text:span text:style-name="T52"><text:tab/><text:tab/></text:span><text:span text:style-name="T33">导航名_</text:span><text:span text:style-name="T35">2</text:span><text:span text:style-name="T33">:报销</text:span><text:span text:style-name="T30">单号管理</text:span></text:p>
      <text:p text:style-name="P157"><text:tab/><text:tab/><text:tab/><text:span text:style-name="T80">功能名字_1:列表 <text:s/>功能类型:网格 (有网格)</text:span></text:p>
      <text:p text:style-name="P188"><text:tab/><text:tab/><text:tab/><text:tab/><text:span text:style-name="T80">有一个隐藏id</text:span></text:p>
      <text:p text:style-name="P188"><text:span text:style-name="T80"><text:tab/><text:tab/><text:tab/><text:tab/></text:span>字段名称_1:<text:span text:style-name="T18">单号</text:span></text:p>
      <text:p text:style-name="P157"><text:tab/><text:tab/><text:tab/><text:tab/>字段名称_2:<text:span text:style-name="T15">状态</text:span></text:p>
      <text:p text:style-name="P157"><text:tab/><text:tab/><text:tab/><text:tab/></text:p>
      <text:p text:style-name="P176"><text:tab/><text:tab/><text:tab/><text:span text:style-name="T93">功能名字_</text:span><text:span text:style-name="T102">2</text:span><text:span text:style-name="T93">:添加 <text:s/>功能类型:添加</text:span></text:p>
      <text:p text:style-name="P176"><text:tab/><text:tab/><text:tab/><text:tab/><text:span text:style-name="T1">字段名称_1:单号类型</text:span><text:span text:style-name="T18"> <text:s/>标签类型</text:span><text:span text:style-name="T19">：文本框 <text:s text:c="3"/>必填 <text:s text:c="2"/></text:span></text:p>
      <text:p text:style-name="P178"><text:tab/><text:tab/><text:tab/><text:tab/><text:bookmark-start text:name="__DdeLink__14198_1441382339"/><text:span text:style-name="T1">字段名称_2:开始号码 <text:s text:c="3"/></text:span><text:span text:style-name="T18">标签类型</text:span><text:span text:style-name="T19">：数字框 <text:s text:c="3"/>必填 </text:span><text:bookmark-end text:name="__DdeLink__14198_1441382339"/></text:p>
      <text:p text:style-name="P177"><text:span text:style-name="T19"><text:tab/><text:tab/><text:tab/><text:tab/></text:span><text:span text:style-name="T20">字段名称_</text:span><text:span text:style-name="T22">3</text:span><text:span text:style-name="T20">:结束号码 <text:s text:c="3"/></text:span><text:span text:style-name="T18">标签类型</text:span><text:span text:style-name="T19">：数字框 <text:s text:c="3"/>必填 </text:span></text:p>
      <text:p text:style-name="P60"><text:tab/><text:tab/><text:tab/></text:p>
      <text:p text:style-name="P176"><text:span text:style-name="T19"><text:tab/><text:tab/><text:tab/></text:span><text:span text:style-name="T49">功能名字_</text:span><text:span text:style-name="T53">3</text:span><text:span text:style-name="T49">:删除</text:span></text:p>
      <text:p text:style-name="P73"><text:tab/><text:tab/><text:tab/><text:tab/>隐藏id</text:p>
      <text:p text:style-name="P176"><text:span text:style-name="T49"><text:tab/><text:tab/><text:tab/><text:tab/>确定删除数据</text:span><text:span text:style-name="T52">？</text:span></text:p>
      <text:p text:style-name="P15"><text:span text:style-name="T49"><text:tab/><text:tab/><text:tab/>功能名字_</text:span><text:span text:style-name="T53">4</text:span><text:span text:style-name="T49">:</text:span><text:span text:style-name="T53">冻结</text:span></text:p>
      <text:p text:style-name="P74"><text:tab/><text:tab/><text:tab/><text:tab/>隐藏id</text:p>
      <text:p text:style-name="P179"><text:span text:style-name="T49"><text:tab/><text:tab/><text:tab/><text:tab/>确定冻结数据</text:span><text:span text:style-name="T52">？</text:span></text:p>
      <text:p text:style-name="P15"><text:span text:style-name="T49"><text:tab/><text:tab/><text:tab/>功能名字_</text:span><text:span text:style-name="T54">5</text:span><text:span text:style-name="T49">:</text:span><text:bookmark-start text:name="__DdeLink__14202_1441382339"/><text:span text:style-name="T49">解冻</text:span><text:bookmark-end text:name="__DdeLink__14202_1441382339"/></text:p>
      <text:p text:style-name="P74"><text:tab/><text:tab/><text:tab/><text:tab/>隐藏id</text:p>
      <text:p text:style-name="P179"><text:span text:style-name="T49"><text:tab/><text:tab/><text:tab/><text:tab/>确定解冻数据</text:span><text:span text:style-name="T52">？</text:span></text:p>
      <text:p text:style-name="P78"><text:soft-page-break/></text:p>
      <text:p text:style-name="P179"><text:span text:style-name="T52"><text:s text:c="3"/></text:span><text:span text:style-name="T55">7-4号修改：</text:span></text:p>
      <text:p text:style-name="P180"><text:span text:style-name="T55"><text:s text:c="5"/>1.</text:span><text:span text:style-name="T33">导航名_</text:span><text:span text:style-name="T34">7</text:span><text:span text:style-name="T33">:</text:span><text:span text:style-name="T30">等待付款 <text:s/>的导出</text:span></text:p>
      <text:p text:style-name="P180"><text:span text:style-name="T30"><text:tab/></text:span><text:span text:style-name="T36"> 2.</text:span><text:span text:style-name="T33">导航名_</text:span><text:span text:style-name="T37">8</text:span><text:span text:style-name="T33">:已付款</text:span><text:span text:style-name="T30">记录 的导出</text:span></text:p>
      <text:p text:style-name="P183"><text:span text:style-name="T30"><text:tab/> </text:span><text:span text:style-name="T40">3.</text:span><text:span text:style-name="T33">导航名_1:申请报销记录 的附件</text:span></text:p>
      <text:p text:style-name="P183"><text:span text:style-name="T33"><text:tab/> </text:span><text:span text:style-name="T40">4.</text:span><text:span text:style-name="T61">导航名_</text:span><text:span text:style-name="T62">3</text:span><text:span text:style-name="T61">:等待审核 的附件</text:span></text:p>
      <text:p text:style-name="P180"><text:span text:style-name="T30"><text:tab/> </text:span><text:span text:style-name="T41">5</text:span><text:span text:style-name="T38">.设置界面</text:span></text:p>
      <text:p text:style-name="P182"><text:span text:style-name="T38"><text:tab/> </text:span><text:span text:style-name="T41">6</text:span><text:span text:style-name="T39">.设置导航权限，下拉导航权限（后台还没做好）,功能导航权限（后台还没做好）</text:span></text:p>
      <text:p text:style-name="P181"><text:span text:style-name="T39"><text:tab/> </text:span><text:span text:style-name="T41">7</text:span><text:span text:style-name="T39">.后台的 </text:span><text:span text:style-name="T33">导航名_</text:span><text:span text:style-name="T37">8</text:span><text:span text:style-name="T33">:已付款</text:span><text:span text:style-name="T30">记录 的 </text:span><text:span text:style-name="T46">生成记账凭证 还没做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8-18T13:46:08.569225536</dc:date>
    <meta:editing-duration>P11DT9H58M51S</meta:editing-duration>
    <meta:editing-cycles>810</meta:editing-cycles>
    <meta:generator>LibreOffice/5.1.6.2.0$Linux_X86_64 LibreOffice_project/10$Build-2</meta:generator>
    <meta:document-statistic meta:table-count="0" meta:image-count="15" meta:object-count="0" meta:page-count="14" meta:paragraph-count="466" meta:word-count="5254" meta:character-count="8680" meta:non-whitespace-character-count="6119"/>
  </office:meta>
</office:document-meta>
</file>